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1"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2pt" officeooo:rsid="0003b4da" officeooo:paragraph-rsid="0003b4da" style:font-size-asian="12pt" style:font-size-complex="12pt"/>
    </style:style>
    <style:style style:name="P2" style:family="paragraph" style:parent-style-name="Standard">
      <style:text-properties style:font-name="Liberation Serif" fo:font-size="12pt" officeooo:rsid="0003b4da" officeooo:paragraph-rsid="000809eb" style:font-size-asian="12pt" style:font-size-complex="12pt"/>
    </style:style>
    <style:style style:name="P3" style:family="paragraph" style:parent-style-name="Standard">
      <style:text-properties style:font-name="Liberation Serif" fo:font-size="12pt" officeooo:rsid="0003b4da" officeooo:paragraph-rsid="000e0ade" style:font-size-asian="12pt" style:font-size-complex="12pt"/>
    </style:style>
    <style:style style:name="P4" style:family="paragraph" style:parent-style-name="Standard">
      <style:text-properties style:font-name="Liberation Serif" fo:font-size="12pt" officeooo:rsid="0003b4da" officeooo:paragraph-rsid="000ffdfe" style:font-size-asian="12pt" style:font-size-complex="12pt"/>
    </style:style>
    <style:style style:name="P5" style:family="paragraph" style:parent-style-name="Standard">
      <style:text-properties style:font-name="Liberation Serif" fo:font-size="12pt" officeooo:rsid="000582b2" officeooo:paragraph-rsid="000582b2" style:font-size-asian="12pt" style:font-size-complex="12pt"/>
    </style:style>
    <style:style style:name="P6" style:family="paragraph" style:parent-style-name="Standard">
      <style:text-properties style:font-name="Liberation Serif" fo:font-size="12pt" officeooo:paragraph-rsid="00076e3b" style:font-size-asian="12pt" style:font-size-complex="12pt"/>
    </style:style>
    <style:style style:name="P7" style:family="paragraph" style:parent-style-name="Standard">
      <style:text-properties style:font-name="Liberation Serif" fo:font-size="12pt" officeooo:rsid="00076e3b" officeooo:paragraph-rsid="00076e3b" style:font-size-asian="12pt" style:font-size-complex="12pt"/>
    </style:style>
    <style:style style:name="P8" style:family="paragraph" style:parent-style-name="Standard">
      <style:paragraph-properties fo:line-height="115%"/>
      <style:text-properties style:font-name="Liberation Serif" fo:font-size="12pt" officeooo:rsid="00076e3b" officeooo:paragraph-rsid="00076e3b" style:font-size-asian="12pt" style:font-size-complex="12pt"/>
    </style:style>
    <style:style style:name="P9" style:family="paragraph" style:parent-style-name="Standard">
      <style:paragraph-properties fo:line-height="100%"/>
      <style:text-properties style:font-name="Liberation Serif" fo:font-size="12pt" officeooo:paragraph-rsid="000809eb" style:font-size-asian="12pt" style:font-size-complex="12pt"/>
    </style:style>
    <style:style style:name="P10" style:family="paragraph" style:parent-style-name="Standard">
      <style:paragraph-properties fo:line-height="115%"/>
      <style:text-properties style:font-name="Liberation Serif" fo:font-size="12pt" officeooo:rsid="000a8712" officeooo:paragraph-rsid="000a8712" style:font-size-asian="12pt" style:font-size-complex="12pt"/>
    </style:style>
    <style:style style:name="P11" style:family="paragraph" style:parent-style-name="Standard">
      <style:text-properties style:font-name="Liberation Serif" fo:font-size="12pt" officeooo:rsid="000ffdfe" officeooo:paragraph-rsid="000ffdfe" style:font-size-asian="12pt" style:font-size-complex="12pt"/>
    </style:style>
    <style:style style:name="P12" style:family="paragraph" style:parent-style-name="Standard">
      <style:paragraph-properties fo:line-height="115%"/>
      <style:text-properties style:font-name="Liberation Serif" fo:font-size="12pt" officeooo:rsid="000ffdfe" officeooo:paragraph-rsid="000ffdfe" style:font-size-asian="12pt" style:font-size-complex="12pt"/>
    </style:style>
    <style:style style:name="P13" style:family="paragraph" style:parent-style-name="Standard">
      <style:paragraph-properties fo:line-height="115%"/>
      <style:text-properties style:font-name="Liberation Serif" fo:font-size="12pt" officeooo:rsid="00117cee" officeooo:paragraph-rsid="00117cee" style:font-size-asian="12pt" style:font-size-complex="12pt"/>
    </style:style>
    <style:style style:name="P14" style:family="paragraph" style:parent-style-name="Standard">
      <style:paragraph-properties fo:line-height="115%"/>
      <style:text-properties style:font-name="Liberation Serif" fo:font-size="12pt" officeooo:paragraph-rsid="00076e3b" style:font-size-asian="12pt" style:font-size-complex="12pt"/>
    </style:style>
    <style:style style:name="P15" style:family="paragraph" style:parent-style-name="Standard">
      <style:paragraph-properties fo:line-height="115%"/>
      <style:text-properties style:font-name="Liberation Serif" fo:font-size="12pt" officeooo:paragraph-rsid="000a8712" style:font-size-asian="12pt" style:font-size-complex="12pt"/>
    </style:style>
    <style:style style:name="P16" style:family="paragraph" style:parent-style-name="Standard">
      <style:text-properties style:font-name="Liberation Serif" fo:font-size="12pt" fo:font-weight="normal" officeooo:rsid="000582b2" officeooo:paragraph-rsid="000582b2" style:font-size-asian="12pt" style:font-weight-asian="normal" style:font-size-complex="12pt" style:font-weight-complex="normal"/>
    </style:style>
    <style:style style:name="P17" style:family="paragraph" style:parent-style-name="Standard">
      <style:text-properties style:font-name="Ubuntu Mono" fo:font-size="12pt" officeooo:rsid="0003b4da" officeooo:paragraph-rsid="0003b4da" style:font-size-asian="12pt" style:font-size-complex="12pt"/>
    </style:style>
    <style:style style:name="P18" style:family="paragraph" style:parent-style-name="Standard">
      <style:text-properties style:font-name="Ubuntu Mono" fo:font-size="12pt" officeooo:rsid="0003b4da" officeooo:paragraph-rsid="000809eb" style:font-size-asian="12pt" style:font-size-complex="12pt"/>
    </style:style>
    <style:style style:name="P19" style:family="paragraph" style:parent-style-name="Standard">
      <style:text-properties style:font-name="Ubuntu Mono" fo:font-size="12pt" officeooo:rsid="0003b4da" officeooo:paragraph-rsid="000828d7" style:font-size-asian="12pt" style:font-size-complex="12pt"/>
    </style:style>
    <style:style style:name="P20" style:family="paragraph" style:parent-style-name="Standard">
      <style:text-properties style:font-name="Ubuntu Mono" fo:font-size="12pt" officeooo:rsid="0003b4da" officeooo:paragraph-rsid="000e0ade" style:font-size-asian="12pt" style:font-size-complex="12pt"/>
    </style:style>
    <style:style style:name="P21" style:family="paragraph" style:parent-style-name="Standard">
      <style:text-properties style:font-name="Ubuntu Mono" fo:font-size="12pt" officeooo:rsid="0003b4da" officeooo:paragraph-rsid="000ffdfe" style:font-size-asian="12pt" style:font-size-complex="12pt"/>
    </style:style>
    <style:style style:name="P22" style:family="paragraph" style:parent-style-name="Standard">
      <style:paragraph-properties fo:line-height="115%"/>
      <style:text-properties style:font-name="Ubuntu Mono" fo:font-size="12pt" officeooo:rsid="00117cee" officeooo:paragraph-rsid="00117cee" style:font-size-asian="12pt" style:font-size-complex="12pt"/>
    </style:style>
    <style:style style:name="P23" style:family="paragraph" style:parent-style-name="Standard">
      <style:paragraph-properties fo:line-height="115%"/>
      <style:text-properties style:font-name="Ubuntu Mono" fo:font-size="12pt" officeooo:rsid="000aedaf" officeooo:paragraph-rsid="000aedaf" style:font-size-asian="12pt" style:font-size-complex="12pt"/>
    </style:style>
    <style:style style:name="P24" style:family="paragraph" style:parent-style-name="Standard">
      <style:text-properties style:font-name="Ubuntu Mono" fo:font-size="12pt" fo:font-weight="normal" officeooo:rsid="000582b2" officeooo:paragraph-rsid="000582b2" style:font-size-asian="12pt" style:font-weight-asian="normal" style:font-size-complex="12pt" style:font-weight-complex="normal"/>
    </style:style>
    <style:style style:name="P25" style:family="paragraph" style:parent-style-name="Standard">
      <style:text-properties officeooo:paragraph-rsid="000ffdfe"/>
    </style:style>
    <style:style style:name="P26" style:family="paragraph" style:parent-style-name="Text_20_body">
      <style:text-properties officeooo:rsid="00006daf" officeooo:paragraph-rsid="00006daf"/>
    </style:style>
    <style:style style:name="P27" style:family="paragraph" style:parent-style-name="Text_20_body">
      <style:text-properties officeooo:rsid="0000de01" officeooo:paragraph-rsid="0000de01"/>
    </style:style>
    <style:style style:name="P28" style:family="paragraph" style:parent-style-name="Text_20_body">
      <style:text-properties officeooo:rsid="0002913c" officeooo:paragraph-rsid="0002913c"/>
    </style:style>
    <style:style style:name="P29" style:family="paragraph" style:parent-style-name="Text_20_body">
      <style:text-properties fo:font-weight="normal" officeooo:rsid="00006daf" officeooo:paragraph-rsid="00006daf" style:font-weight-asian="normal" style:font-weight-complex="normal"/>
    </style:style>
    <style:style style:name="P30" style:family="paragraph" style:parent-style-name="Text_20_body">
      <style:paragraph-properties fo:line-height="100%"/>
      <style:text-properties style:font-name="Liberation Serif" fo:font-size="12pt" officeooo:paragraph-rsid="000809eb" style:font-size-asian="12pt" style:font-size-complex="12pt"/>
    </style:style>
    <style:style style:name="P31" style:family="paragraph" style:parent-style-name="Text_20_body">
      <style:text-properties style:font-name="Liberation Serif" fo:font-size="12pt" officeooo:rsid="000809eb" officeooo:paragraph-rsid="000809eb" style:font-size-asian="12pt" style:font-size-complex="12pt"/>
    </style:style>
    <style:style style:name="P32" style:family="paragraph" style:parent-style-name="Text_20_body">
      <style:text-properties style:font-name="Liberation Serif" fo:font-size="12pt" officeooo:rsid="00093721" officeooo:paragraph-rsid="00093721" style:font-size-asian="12pt" style:font-size-complex="12pt"/>
    </style:style>
    <style:style style:name="P33" style:family="paragraph" style:parent-style-name="Text_20_body">
      <style:text-properties style:font-name="Liberation Serif" officeooo:rsid="000e0ade" officeooo:paragraph-rsid="000e0ade"/>
    </style:style>
    <style:style style:name="P34" style:family="paragraph" style:parent-style-name="Text_20_body">
      <style:text-properties fo:font-style="normal" fo:font-weight="normal" officeooo:rsid="0002913c" officeooo:paragraph-rsid="0002913c" style:font-style-asian="normal" style:font-weight-asian="normal" style:font-style-complex="normal" style:font-weight-complex="normal"/>
    </style:style>
    <style:style style:name="P35" style:family="paragraph" style:parent-style-name="Text_20_body">
      <style:text-properties fo:font-style="normal" fo:font-weight="normal" officeooo:rsid="00076e3b" officeooo:paragraph-rsid="00076e3b" style:font-style-asian="normal" style:font-weight-asian="normal" style:font-style-complex="normal" style:font-weight-complex="normal"/>
    </style:style>
    <style:style style:name="P36" style:family="paragraph" style:parent-style-name="Text_20_body">
      <style:text-properties officeooo:rsid="000aedaf" officeooo:paragraph-rsid="000aedaf"/>
    </style:style>
    <style:style style:name="P37" style:family="paragraph" style:parent-style-name="Text_20_body">
      <style:paragraph-properties fo:line-height="115%"/>
      <style:text-properties officeooo:rsid="000aedaf" officeooo:paragraph-rsid="000aedaf"/>
    </style:style>
    <style:style style:name="P38" style:family="paragraph" style:parent-style-name="Text_20_body">
      <style:text-properties officeooo:rsid="000bb79f" officeooo:paragraph-rsid="000bb79f"/>
    </style:style>
    <style:style style:name="P39" style:family="paragraph" style:parent-style-name="Text_20_body">
      <style:text-properties officeooo:rsid="000d08bd" officeooo:paragraph-rsid="000d08bd"/>
    </style:style>
    <style:style style:name="P40" style:family="paragraph" style:parent-style-name="Text_20_body">
      <style:text-properties officeooo:rsid="000d08bd" officeooo:paragraph-rsid="000e0ade"/>
    </style:style>
    <style:style style:name="P41" style:family="paragraph" style:parent-style-name="Text_20_body">
      <style:text-properties officeooo:rsid="0012132f" officeooo:paragraph-rsid="0012132f"/>
    </style:style>
    <style:style style:name="P42" style:family="paragraph" style:parent-style-name="Title">
      <style:text-properties officeooo:rsid="00006daf" officeooo:paragraph-rsid="00006daf"/>
    </style:style>
    <style:style style:name="P43" style:family="paragraph" style:parent-style-name="Subtitle">
      <style:text-properties officeooo:rsid="00006daf" officeooo:paragraph-rsid="00006daf"/>
    </style:style>
    <style:style style:name="P44" style:family="paragraph" style:parent-style-name="Standard">
      <style:paragraph-properties fo:margin-top="0.101cm" fo:margin-bottom="0.101cm" loext:contextual-spacing="false"/>
      <style:text-properties style:font-name="Liberation Serif" fo:font-size="12pt" officeooo:paragraph-rsid="0002913c" style:font-size-asian="12pt" style:font-size-complex="12pt"/>
    </style:style>
    <style:style style:name="P45" style:family="paragraph" style:parent-style-name="Standard">
      <style:paragraph-properties fo:margin-top="0.101cm" fo:margin-bottom="0.101cm" loext:contextual-spacing="false"/>
      <style:text-properties style:font-name="Liberation Serif" fo:font-size="12pt" officeooo:rsid="0003b4da" officeooo:paragraph-rsid="0003b4da" style:font-size-asian="12pt" style:font-size-complex="12pt"/>
    </style:style>
    <style:style style:name="P46" style:family="paragraph" style:parent-style-name="Standard">
      <style:paragraph-properties fo:margin-top="0.101cm" fo:margin-bottom="0.101cm" loext:contextual-spacing="false"/>
      <style:text-properties style:font-name="Liberation Serif" fo:font-size="12pt" officeooo:rsid="000582b2" officeooo:paragraph-rsid="000582b2" style:font-size-asian="12pt" style:font-size-complex="12pt"/>
    </style:style>
    <style:style style:name="P47" style:family="paragraph" style:parent-style-name="Standard">
      <style:paragraph-properties fo:margin-top="0cm" fo:margin-bottom="0cm" loext:contextual-spacing="false"/>
      <style:text-properties style:font-name="Liberation Serif" fo:font-size="12pt" officeooo:rsid="0003b4da" officeooo:paragraph-rsid="0003b4da" style:font-size-asian="12pt" style:font-size-complex="12pt"/>
    </style:style>
    <style:style style:name="P48" style:family="paragraph" style:parent-style-name="Standard">
      <style:paragraph-properties fo:margin-top="0cm" fo:margin-bottom="0cm" loext:contextual-spacing="false"/>
      <style:text-properties style:font-name="Ubuntu Mono" fo:font-size="12pt" officeooo:rsid="0003b4da" officeooo:paragraph-rsid="000809eb" style:font-size-asian="12pt" style:font-size-complex="12pt"/>
    </style:style>
    <style:style style:name="P49" style:family="paragraph" style:parent-style-name="Standard">
      <style:paragraph-properties fo:margin-top="0cm" fo:margin-bottom="0cm" loext:contextual-spacing="false"/>
      <style:text-properties style:font-name="Ubuntu Mono" fo:font-size="12pt" officeooo:rsid="0003b4da" officeooo:paragraph-rsid="0003b4da" style:font-size-asian="12pt" style:font-size-complex="12pt"/>
    </style:style>
    <style:style style:name="P50" style:family="paragraph" style:parent-style-name="Preformatted_20_Text">
      <style:paragraph-properties fo:margin-top="0cm" fo:margin-bottom="0cm" loext:contextual-spacing="false" fo:line-height="100%"/>
      <style:text-properties style:font-name="Ubuntu Mono" fo:font-size="12pt" officeooo:rsid="0012132f" officeooo:paragraph-rsid="0012132f" style:font-size-asian="12pt" style:font-size-complex="12pt"/>
    </style:style>
    <style:style style:name="P51" style:family="paragraph" style:parent-style-name="Preformatted_20_Text">
      <style:paragraph-properties fo:margin-top="0cm" fo:margin-bottom="0cm" loext:contextual-spacing="false" fo:line-height="100%"/>
      <style:text-properties style:font-name="Ubuntu Mono" fo:font-size="12pt" officeooo:rsid="0012132f" officeooo:paragraph-rsid="0012b080" style:font-size-asian="12pt" style:font-size-complex="12pt"/>
    </style:style>
    <style:style style:name="P52" style:family="paragraph" style:parent-style-name="Preformatted_20_Text">
      <style:paragraph-properties fo:margin-top="0cm" fo:margin-bottom="0cm" loext:contextual-spacing="false" fo:line-height="115%"/>
      <style:text-properties style:font-name="Ubuntu Mono" fo:font-size="12pt" officeooo:rsid="0012132f" officeooo:paragraph-rsid="0012b080" style:font-size-asian="12pt" style:font-size-complex="12pt"/>
    </style:style>
    <style:style style:name="P53" style:family="paragraph" style:parent-style-name="Preformatted_20_Text">
      <style:paragraph-properties fo:margin-top="0cm" fo:margin-bottom="0cm" loext:contextual-spacing="false" fo:line-height="115%"/>
      <style:text-properties style:font-name="Liberation Serif" fo:font-size="12pt" officeooo:rsid="0012b080" officeooo:paragraph-rsid="0012b080" style:font-size-asian="12pt" style:font-size-complex="12pt"/>
    </style:style>
    <style:style style:name="P54" style:family="paragraph" style:parent-style-name="Preformatted_20_Text">
      <style:paragraph-properties fo:margin-top="0cm" fo:margin-bottom="0cm" loext:contextual-spacing="false" fo:line-height="115%"/>
      <style:text-properties style:font-name="Liberation Serif" fo:font-size="12pt" officeooo:rsid="0012b080" officeooo:paragraph-rsid="0014442f" style:font-size-asian="12pt" style:font-size-complex="12pt"/>
    </style:style>
    <style:style style:name="P55" style:family="paragraph" style:parent-style-name="Text_20_body">
      <style:paragraph-properties fo:margin-top="0.101cm" fo:margin-bottom="0.347cm" loext:contextual-spacing="false"/>
      <style:text-properties officeooo:rsid="00076e3b" officeooo:paragraph-rsid="00076e3b"/>
    </style:style>
    <style:style style:name="P56" style:family="paragraph" style:parent-style-name="Text_20_body">
      <style:paragraph-properties fo:margin-top="0.101cm" fo:margin-bottom="0.347cm" loext:contextual-spacing="false"/>
      <style:text-properties fo:font-style="normal" fo:font-weight="normal" officeooo:rsid="00076e3b" officeooo:paragraph-rsid="00076e3b" style:font-style-asian="normal" style:font-weight-asian="normal" style:font-style-complex="normal" style:font-weight-complex="normal"/>
    </style:style>
    <style:style style:name="P57" style:family="paragraph" style:parent-style-name="Preformatted_20_Text">
      <style:text-properties style:font-name="Ubuntu Mono" fo:font-size="10pt" style:font-size-asian="10pt" style:font-size-complex="10pt"/>
    </style:style>
    <style:style style:name="P58" style:family="paragraph" style:parent-style-name="Preformatted_20_Text">
      <style:text-properties style:font-name="Ubuntu Mono" fo:font-size="10pt" officeooo:paragraph-rsid="0012132f" style:font-size-asian="10pt" style:font-size-complex="10pt"/>
    </style:style>
    <style:style style:name="P59" style:family="paragraph" style:parent-style-name="Preformatted_20_Text">
      <style:paragraph-properties fo:margin-top="0cm" fo:margin-bottom="0.499cm" loext:contextual-spacing="false"/>
      <style:text-properties style:font-name="Ubuntu Mono" fo:font-size="10pt" style:font-size-asian="10pt" style:font-size-complex="10pt"/>
    </style:style>
    <style:style style:name="P60" style:family="paragraph" style:parent-style-name="Preformatted_20_Text">
      <style:paragraph-properties fo:margin-top="0cm" fo:margin-bottom="0.499cm" loext:contextual-spacing="false"/>
      <style:text-properties style:font-name="Ubuntu Mono" fo:font-size="12pt" officeooo:rsid="0012132f" officeooo:paragraph-rsid="0012132f" style:font-size-asian="12pt" style:font-size-complex="12pt"/>
    </style:style>
    <style:style style:name="P61" style:family="paragraph" style:parent-style-name="Standard">
      <style:text-properties style:font-name="Ubuntu Mono" fo:font-size="12pt" officeooo:rsid="000e0ade" officeooo:paragraph-rsid="000e0ade" style:font-size-asian="12pt" style:font-size-complex="12pt"/>
    </style:style>
    <style:style style:name="P62" style:family="paragraph" style:parent-style-name="Standard">
      <style:text-properties style:font-name="Ubuntu Mono" fo:font-size="12pt" officeooo:rsid="000e0ade" officeooo:paragraph-rsid="000ffdfe" style:font-size-asian="12pt" style:font-size-complex="12pt"/>
    </style:style>
    <style:style style:name="P63" style:family="paragraph" style:parent-style-name="Standard">
      <style:text-properties style:font-name="Ubuntu Mono" fo:font-size="12pt" officeooo:rsid="000809eb" officeooo:paragraph-rsid="000e0ade" style:font-size-asian="12pt" style:font-size-complex="12pt"/>
    </style:style>
    <style:style style:name="P64" style:family="paragraph" style:parent-style-name="Standard">
      <style:text-properties style:font-name="Ubuntu Mono" fo:font-size="12pt" officeooo:rsid="000809eb" officeooo:paragraph-rsid="000ffdfe" style:font-size-asian="12pt" style:font-size-complex="12pt"/>
    </style:style>
    <style:style style:name="P65" style:family="paragraph" style:parent-style-name="Standard">
      <style:text-properties fo:color="#000000" style:font-name="Liberation Serif" fo:font-size="12pt" fo:font-style="normal" fo:font-weight="normal" officeooo:rsid="000ffdfe" officeooo:paragraph-rsid="000ffdfe" style:font-size-asian="12pt" style:font-style-asian="normal" style:font-weight-asian="normal"/>
    </style:style>
    <style:style style:name="P66" style:family="paragraph" style:parent-style-name="Standard">
      <style:paragraph-properties fo:line-height="115%"/>
      <style:text-properties style:font-name="Liberation Serif" fo:font-size="12pt" officeooo:rsid="00118869" officeooo:paragraph-rsid="00117cee" style:font-size-asian="12pt" style:font-size-complex="12pt"/>
    </style:style>
    <style:style style:name="P67" style:family="paragraph" style:parent-style-name="Text_20_body" style:list-style-name="L1">
      <style:text-properties officeooo:rsid="0002913c" officeooo:paragraph-rsid="0002913c"/>
    </style:style>
    <style:style style:name="P68" style:family="paragraph" style:parent-style-name="Text_20_body" style:list-style-name="L1">
      <style:text-properties style:font-name="Liberation Serif" fo:font-size="12pt" officeooo:rsid="0000de01" officeooo:paragraph-rsid="0002913c" style:font-size-asian="12pt" style:font-size-complex="12pt"/>
    </style:style>
    <style:style style:name="P69" style:family="paragraph" style:parent-style-name="Text_20_body" style:list-style-name="L2">
      <style:text-properties fo:font-weight="bold" officeooo:rsid="0002913c" officeooo:paragraph-rsid="0002913c" style:font-weight-asian="bold" style:font-weight-complex="bold"/>
    </style:style>
    <style:style style:name="P70" style:family="paragraph" style:parent-style-name="Text_20_body">
      <style:paragraph-properties fo:line-height="100%"/>
      <style:text-properties style:font-name="Ubuntu Mono" fo:font-size="12pt" officeooo:rsid="000809eb" officeooo:paragraph-rsid="000809eb" style:font-size-asian="12pt" style:font-size-complex="12pt"/>
    </style:style>
    <style:style style:name="P71" style:family="paragraph" style:parent-style-name="Text_20_body">
      <style:text-properties style:font-name="Ubuntu Mono" fo:font-size="12pt" officeooo:rsid="000809eb" officeooo:paragraph-rsid="00076e3b" style:font-size-asian="12pt" style:font-size-complex="12pt"/>
    </style:style>
    <style:style style:name="P72" style:family="paragraph" style:parent-style-name="Text_20_body">
      <style:text-properties style:font-name="Ubuntu Mono" fo:font-size="12pt" officeooo:rsid="000809eb" officeooo:paragraph-rsid="000809eb" style:font-size-asian="12pt" style:font-size-complex="12pt"/>
    </style:style>
    <style:style style:name="P73" style:family="paragraph" style:parent-style-name="Text_20_body">
      <style:text-properties style:font-name="Ubuntu Mono" fo:font-size="12pt" officeooo:rsid="000809eb" officeooo:paragraph-rsid="000e0ade" style:font-size-asian="12pt" style:font-size-complex="12pt"/>
    </style:style>
    <style:style style:name="P74" style:family="paragraph" style:parent-style-name="Text_20_body">
      <style:text-properties style:font-name="Ubuntu Mono" fo:font-size="10pt" officeooo:rsid="00117cee" officeooo:paragraph-rsid="0012132f" style:font-size-asian="10pt" style:font-size-complex="10pt"/>
    </style:style>
    <style:style style:name="P75" style:family="paragraph" style:parent-style-name="Text_20_body">
      <style:text-properties style:font-name="Ubuntu Mono" fo:font-size="12pt" officeooo:rsid="0014a337" officeooo:paragraph-rsid="0014a337" style:font-size-asian="12pt" style:font-size-complex="12pt"/>
    </style:style>
    <style:style style:name="P76" style:family="paragraph" style:parent-style-name="Text_20_body">
      <style:text-properties officeooo:paragraph-rsid="00150543"/>
    </style:style>
    <style:style style:name="P77" style:family="paragraph" style:parent-style-name="Text_20_body">
      <style:paragraph-properties fo:margin-top="0cm" fo:margin-bottom="0cm" loext:contextual-spacing="false" fo:line-height="115%"/>
      <style:text-properties style:font-name="Ubuntu Mono" fo:font-size="12pt" officeooo:rsid="0014a337" officeooo:paragraph-rsid="0014a337" style:font-size-asian="12pt" style:font-size-complex="12pt"/>
    </style:style>
    <style:style style:name="P78" style:family="paragraph" style:parent-style-name="Text_20_body">
      <style:paragraph-properties fo:margin-top="0cm" fo:margin-bottom="0cm" loext:contextual-spacing="false" fo:line-height="115%"/>
      <style:text-properties style:font-name="Liberation Serif" fo:font-size="12pt" officeooo:rsid="00150543" officeooo:paragraph-rsid="00150543" style:font-size-asian="12pt" style:font-size-complex="12pt"/>
    </style:style>
    <style:style style:name="P79" style:family="paragraph" style:parent-style-name="Heading_20_1">
      <style:text-properties officeooo:rsid="00006daf" officeooo:paragraph-rsid="00006daf"/>
    </style:style>
    <style:style style:name="P80" style:family="paragraph" style:parent-style-name="Heading_20_1">
      <style:text-properties officeooo:rsid="0002913c" officeooo:paragraph-rsid="0002913c"/>
    </style:style>
    <style:style style:name="P81" style:family="paragraph" style:parent-style-name="Heading_20_3">
      <style:text-properties officeooo:rsid="00076e3b" officeooo:paragraph-rsid="00076e3b"/>
    </style:style>
    <style:style style:name="P82" style:family="paragraph" style:parent-style-name="Heading_20_3">
      <style:text-properties officeooo:rsid="000a8712" officeooo:paragraph-rsid="000a8712"/>
    </style:style>
    <style:style style:name="P83" style:family="paragraph" style:parent-style-name="Heading_20_3">
      <style:text-properties officeooo:rsid="0012132f" officeooo:paragraph-rsid="0012132f"/>
    </style:style>
    <style:style style:name="P84" style:family="paragraph" style:parent-style-name="Heading_20_3">
      <style:text-properties officeooo:rsid="0014442f" officeooo:paragraph-rsid="0014442f"/>
    </style:style>
    <style:style style:name="P85" style:family="paragraph" style:parent-style-name="Heading_20_3">
      <style:text-properties officeooo:rsid="00150543" officeooo:paragraph-rsid="00150543"/>
    </style:style>
    <style:style style:name="P86" style:family="paragraph" style:parent-style-name="Heading_20_3">
      <style:text-properties officeooo:paragraph-rsid="0016a45c"/>
    </style:style>
    <style:style style:name="P87" style:family="paragraph" style:parent-style-name="Heading_20_2">
      <style:text-properties officeooo:rsid="0002913c" officeooo:paragraph-rsid="0002913c"/>
    </style:style>
    <style:style style:name="P88" style:family="paragraph" style:parent-style-name="Heading_20_2">
      <style:text-properties officeooo:rsid="0012132f" officeooo:paragraph-rsid="0012132f"/>
    </style:style>
    <style:style style:name="P89" style:family="paragraph" style:parent-style-name="Heading_20_2">
      <style:text-properties officeooo:rsid="0016a45c" officeooo:paragraph-rsid="0016a45c"/>
    </style:style>
    <style:style style:name="P90" style:family="paragraph" style:parent-style-name="Preformatted_20_Text">
      <style:paragraph-properties fo:margin-top="0cm" fo:margin-bottom="0.499cm" loext:contextual-spacing="false"/>
    </style:style>
    <style:style style:name="P91" style:family="paragraph" style:parent-style-name="Preformatted_20_Text">
      <style:paragraph-properties fo:margin-top="0cm" fo:margin-bottom="0.499cm" loext:contextual-spacing="false"/>
      <style:text-properties style:font-name="Liberation Serif" fo:font-size="12pt" officeooo:rsid="0012132f" officeooo:paragraph-rsid="0012132f" style:font-size-asian="12pt" style:font-size-complex="12pt"/>
    </style:style>
    <style:style style:name="P92" style:family="paragraph" style:parent-style-name="Preformatted_20_Text">
      <style:paragraph-properties fo:margin-top="0cm" fo:margin-bottom="0.499cm" loext:contextual-spacing="false"/>
      <style:text-properties style:font-name="Ubuntu Mono" fo:font-size="10pt" style:font-size-asian="10pt" style:font-size-complex="10pt"/>
    </style:style>
    <style:style style:name="P93" style:family="paragraph" style:parent-style-name="Preformatted_20_Text">
      <style:paragraph-properties fo:margin-top="0cm" fo:margin-bottom="0.499cm" loext:contextual-spacing="false"/>
      <style:text-properties officeooo:paragraph-rsid="0017f6ad"/>
    </style:style>
    <style:style style:name="P94" style:family="paragraph" style:parent-style-name="Preformatted_20_Text">
      <style:paragraph-properties fo:margin-top="0cm" fo:margin-bottom="0cm" loext:contextual-spacing="false" fo:line-height="115%"/>
      <style:text-properties style:font-name="Liberation Serif" fo:font-size="12pt" officeooo:rsid="0012b080" officeooo:paragraph-rsid="0012b080" style:font-size-asian="12pt" style:font-size-complex="12pt"/>
    </style:style>
    <style:style style:name="P95" style:family="paragraph" style:parent-style-name="Preformatted_20_Text">
      <style:text-properties style:font-name="Ubuntu Mono"/>
    </style:style>
    <style:style style:name="P96" style:family="paragraph" style:parent-style-name="Preformatted_20_Text">
      <style:text-properties style:font-name="Ubuntu Mono" fo:font-size="10pt" style:font-size-asian="10pt" style:font-size-complex="10pt"/>
    </style:style>
    <style:style style:name="P97" style:family="paragraph" style:parent-style-name="Preformatted_20_Text">
      <style:text-properties style:font-name="Ubuntu Mono" fo:font-size="10pt" officeooo:rsid="00076e3b" officeooo:paragraph-rsid="0014442f" style:font-size-asian="10pt" style:font-size-complex="10pt"/>
    </style:style>
    <style:style style:name="P98" style:family="paragraph" style:parent-style-name="Preformatted_20_Text">
      <style:text-properties style:font-name="Ubuntu Mono" officeooo:paragraph-rsid="00150543"/>
    </style:style>
    <style:style style:name="P99" style:family="paragraph" style:parent-style-name="Preformatted_20_Text">
      <style:text-properties style:font-name="Liberation Serif" fo:font-size="12pt" officeooo:rsid="0015a2e3" officeooo:paragraph-rsid="0015a2e3" style:font-size-asian="10.5pt" style:font-size-complex="12pt"/>
    </style:style>
    <style:style style:name="P100" style:family="paragraph" style:parent-style-name="Preformatted_20_Text">
      <style:text-properties style:font-name="Liberation Serif" fo:font-size="12pt" officeooo:rsid="0016a45c" officeooo:paragraph-rsid="0016a45c" style:font-size-asian="10.5pt" style:font-size-complex="12pt"/>
    </style:style>
    <style:style style:name="P101" style:family="paragraph" style:parent-style-name="Preformatted_20_Text">
      <style:text-properties style:font-name="Liberation Serif" fo:font-size="12pt" officeooo:paragraph-rsid="00174c82" style:font-size-asian="10.5pt" style:font-size-complex="12pt"/>
    </style:style>
    <style:style style:name="P102" style:family="paragraph" style:parent-style-name="Preformatted_20_Text">
      <style:text-properties officeooo:paragraph-rsid="00174c82"/>
    </style:style>
    <style:style style:name="P103" style:family="paragraph">
      <style:paragraph-properties fo:text-align="center"/>
    </style:style>
    <style:style style:name="P104" style:family="paragraph">
      <style:paragraph-properties fo:text-align="center"/>
      <style:text-properties fo:color="#ffffff" style:font-name="Ubuntu Mono"/>
    </style:style>
    <style:style style:name="P105" style:family="paragraph">
      <loext:graphic-properties draw:fill="none" draw:fill-color="#ffffff"/>
    </style:style>
    <style:style style:name="P106" style:family="paragraph">
      <style:paragraph-properties fo:text-align="center"/>
      <style:text-properties fo:font-size="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bold" officeooo:rsid="0000de01" style:font-style-asian="normal" style:font-weight-asian="bold" style:font-style-complex="normal" style:font-weight-complex="bold"/>
    </style:style>
    <style:style style:name="T10" style:family="text">
      <style:text-properties style:font-name="Liberation Serif"/>
    </style:style>
    <style:style style:name="T11" style:family="text">
      <style:text-properties style:font-name="Liberation Serif" fo:font-size="12pt" fo:font-style="normal" fo:font-weight="normal" officeooo:rsid="0000de01" style:font-size-asian="12pt" style:font-style-asian="normal" style:font-weight-asian="normal" style:font-size-complex="12pt" style:font-style-complex="normal" style:font-weight-complex="normal"/>
    </style:style>
    <style:style style:name="T12" style:family="text">
      <style:text-properties style:font-name="Liberation Serif" fo:font-size="12pt" fo:font-style="normal" fo:font-weight="bold" officeooo:rsid="0000de01" style:font-size-asian="12pt" style:font-style-asian="normal" style:font-weight-asian="bold" style:font-size-complex="12pt" style:font-style-complex="normal" style:font-weight-complex="bold"/>
    </style:style>
    <style:style style:name="T13" style:family="text">
      <style:text-properties style:font-name="Liberation Serif" fo:font-size="12pt" officeooo:rsid="000ffdfe" style:font-size-asian="12pt" style:font-size-complex="12pt"/>
    </style:style>
    <style:style style:name="T14" style:family="text">
      <style:text-properties style:font-name="Liberation Serif" officeooo:rsid="000809eb"/>
    </style:style>
    <style:style style:name="T15" style:family="text">
      <style:text-properties style:font-name="Liberation Serif" officeooo:rsid="00118869"/>
    </style:style>
    <style:style style:name="T16" style:family="text">
      <style:text-properties style:font-name="Ubuntu Mono"/>
    </style:style>
    <style:style style:name="T17" style:family="text">
      <style:text-properties style:font-name="Ubuntu Mono" officeooo:rsid="000582b2"/>
    </style:style>
    <style:style style:name="T18" style:family="text">
      <style:text-properties style:font-name="Ubuntu Mono" officeooo:rsid="000809eb"/>
    </style:style>
    <style:style style:name="T19" style:family="text">
      <style:text-properties style:font-name="Ubuntu Mono" fo:font-size="12pt" style:font-size-asian="12pt" style:font-size-complex="12pt"/>
    </style:style>
    <style:style style:name="T20" style:family="text">
      <style:text-properties style:font-name="Ubuntu Mono" fo:font-size="12pt" officeooo:rsid="0003b4da" style:font-size-asian="12pt" style:font-size-complex="12pt"/>
    </style:style>
    <style:style style:name="T21" style:family="text">
      <style:text-properties style:font-name="Ubuntu Mono" fo:font-size="12pt" officeooo:rsid="000809eb" style:font-size-asian="12pt" style:font-size-complex="12pt"/>
    </style:style>
    <style:style style:name="T22" style:family="text">
      <style:text-properties style:font-name="Ubuntu Mono" fo:font-size="12pt" officeooo:rsid="000582b2" style:font-size-asian="12pt" style:font-size-complex="12pt"/>
    </style:style>
    <style:style style:name="T23" style:family="text">
      <style:text-properties style:font-name="Ubuntu Mono" fo:font-size="12pt" officeooo:rsid="000e0ade" style:font-size-asian="12pt" style:font-size-complex="12pt"/>
    </style:style>
    <style:style style:name="T24" style:family="text">
      <style:text-properties style:font-name="Ubuntu Mono" officeooo:rsid="0003b4da"/>
    </style:style>
    <style:style style:name="T25" style:family="text">
      <style:text-properties style:font-name="Ubuntu Mono" officeooo:rsid="000828d7"/>
    </style:style>
    <style:style style:name="T26" style:family="text">
      <style:text-properties style:font-name="Ubuntu Mono" officeooo:rsid="000e0ade"/>
    </style:style>
    <style:style style:name="T27" style:family="text">
      <style:text-properties style:font-name="Ubuntu Mono" officeooo:rsid="000ffdfe"/>
    </style:style>
    <style:style style:name="T28" style:family="text">
      <style:text-properties officeooo:rsid="000809eb"/>
    </style:style>
    <style:style style:name="T29" style:family="text">
      <style:text-properties officeooo:rsid="000828d7"/>
    </style:style>
    <style:style style:name="T30" style:family="text">
      <style:text-properties officeooo:rsid="000aedaf"/>
    </style:style>
    <style:style style:name="T31" style:family="text">
      <style:text-properties officeooo:rsid="000d08bd"/>
    </style:style>
    <style:style style:name="T32" style:family="text">
      <style:text-properties officeooo:rsid="000e0ade"/>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fo:font-size="12pt" fo:font-weight="normal" style:font-size-asian="12pt" style:font-weight-asian="normal" style:font-size-complex="12pt" style:font-weight-complex="normal"/>
    </style:style>
    <style:style style:name="T36" style:family="text">
      <style:text-properties officeooo:rsid="000ffdfe"/>
    </style:style>
    <style:style style:name="T37" style:family="text">
      <style:text-properties fo:color="#000000" style:font-name="Ubuntu Mono1" fo:font-size="12pt" fo:font-style="normal" fo:font-weight="normal" style:font-size-asian="12pt" style:font-style-asian="normal" style:font-weight-asian="normal"/>
    </style:style>
    <style:style style:name="T38" style:family="text">
      <style:text-properties fo:color="#000000" style:font-name="Liberation Serif" fo:font-size="12pt" fo:font-style="normal" fo:font-weight="normal" officeooo:rsid="000ffdfe" style:font-size-asian="12pt" style:font-style-asian="normal" style:font-weight-asian="normal"/>
    </style:style>
    <style:style style:name="T39" style:family="text">
      <style:text-properties officeooo:rsid="0012b080"/>
    </style:style>
    <style:style style:name="T40" style:family="text">
      <style:text-properties officeooo:rsid="0014442f"/>
    </style:style>
    <style:style style:name="T41" style:family="text">
      <style:text-properties style:font-name="Liberation Serif"/>
    </style:style>
    <style:style style:name="T42" style:family="text">
      <style:text-properties style:font-name="Ubuntu Mono"/>
    </style:style>
    <style:style style:name="T43" style:family="text">
      <style:text-properties style:font-name="Ubuntu Mono" officeooo:rsid="000d08bd"/>
    </style:style>
    <style:style style:name="T44" style:family="text">
      <style:text-properties style:font-name="Ubuntu Mono" fo:font-size="12pt" style:font-size-asian="12pt" style:font-size-complex="12pt"/>
    </style:style>
    <style:style style:name="T45" style:family="text">
      <style:text-properties style:font-name="Ubuntu Mono" fo:font-size="12pt" officeooo:rsid="000d08bd" style:font-size-asian="12pt" style:font-size-complex="12pt"/>
    </style:style>
    <style:style style:name="T46" style:family="text">
      <style:text-properties style:font-name="Ubuntu Mono" fo:font-size="12pt" officeooo:rsid="0017f6ad" style:font-size-asian="12pt" style:font-size-complex="12pt"/>
    </style:style>
    <style:style style:name="T47" style:family="text">
      <style:text-properties style:font-name="Ubuntu Mono" fo:font-size="12pt" officeooo:rsid="00174c82" style:font-size-asian="12pt" style:font-size-complex="12pt"/>
    </style:style>
    <style:style style:name="T48" style:family="text">
      <style:text-properties officeooo:rsid="0016a45c"/>
    </style:style>
    <style:style style:name="T49" style:family="text">
      <style:text-properties officeooo:rsid="00174c82"/>
    </style:style>
    <style:style style:name="T50" style:family="text">
      <style:text-properties officeooo:rsid="0017f6ad"/>
    </style:style>
    <style:style style:name="T51" style:family="text">
      <style:text-properties fo:color="#ffffff" style:font-name="Ubuntu Mono"/>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1.219cm" fo:min-width="4.3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332cm" fo:min-width="0.8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2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1.219cm" fo:min-width="4.2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vertical-align="middle" draw:auto-grow-height="false" fo:min-height="0.272cm" fo:min-width="0.8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1.875cm" fo:min-width="2.843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vertical-align="middle" draw:auto-grow-height="false" fo:min-height="1.907cm" fo:min-width="1.90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Progetto Big Data @ Roma 3</text:p>
      <text:p text:style-name="P43">Luigi D’onofrio – Mariano Scazzariello</text:p>
      <text:p text:style-name="P26"/>
      <text:h text:style-name="P79" text:outline-level="1">Introduzione</text:h>
      <text:p text:style-name="P26">In questa trattazione andremo a discutere i dettagli implementativi delle soluzioni proposte agli esercizi. Questi sono divisi in tre punti (come da specifiche) e per ognuno di essi era necessario produrre una soluzione con tre tecnologie diverse <text:span text:style-name="T1">MapReduce</text:span><text:span text:style-name="T2">, </text:span><text:span text:style-name="T1">Hive</text:span><text:span text:style-name="T2"> e </text:span><text:span text:style-name="T1">Spark</text:span><text:span text:style-name="T2">.</text:span></text:p>
      <text:p text:style-name="P29">Pertanto la trattazione verrà divisa per tecnologia in modo da rendere tutto più scorrevole e comprensibile. </text:p>
      <text:p text:style-name="P26"><text:span text:style-name="T2">I test che verranno proposti saranno divisi fra </text:span><text:span text:style-name="T8">esecuzione in locale</text:span><text:span text:style-name="T7"> ed </text:span><text:span text:style-name="T8">es</text:span><text:span text:style-name="T9">e</text:span><text:span text:style-name="T8">cuzione su un cluster</text:span><text:span text:style-name="T7"> sul cloud (in particolare è stata utilizzata la piattaforma </text:span><text:span text:style-name="T3">Microsoft Azure</text:span><text:span text:style-name="T7">).</text:span></text:p>
      <text:p text:style-name="P27"><text:span text:style-name="T7">Per quanto concerne </text:span><text:span text:style-name="T3">l’esecuzione in locale</text:span><text:span text:style-name="T7">, i test sono stati effettuati su una macchina così composta:</text:span></text:p>
      <text:list xml:id="list3312399965" text:style-name="L1">
        <text:list-item>
          <text:p text:style-name="P67"><text:span text:style-name="T12">Intel® Core™ i7-4710HQ</text:span><text:span text:style-name="T11"> – (4 cores/8 threads 2.50GHz, TurboBoost 3.50 GHz)</text:span></text:p>
        </text:list-item>
        <text:list-item>
          <text:p text:style-name="P68"><text:span text:style-name="T8">RAM 8GB DDR3L 1600MHz</text:span><text:span text:style-name="T7"> PC3-12800</text:span></text:p>
        </text:list-item>
        <text:list-item>
          <text:p text:style-name="P68"><text:span text:style-name="T8">NVIDIA® <text:s/>GTX860M</text:span><text:span text:style-name="T7"> – 4GB GDDR5 VRAM</text:span></text:p>
        </text:list-item>
        <text:list-item>
          <text:p text:style-name="P68"><text:span text:style-name="T8">Samsung Evo 850</text:span><text:span text:style-name="T7"> – SSD 120GB</text:span></text:p>
        </text:list-item>
      </text:list>
      <text:p text:style-name="P28"><text:span text:style-name="T7">Per quanto riguarda invece l’esecuzione su cluster, la configurazione fornita dalla piattaforma </text:span><text:span text:style-name="T3">Microsoft Azure</text:span><text:span text:style-name="T7"> era così composta:</text:span></text:p>
      <text:list xml:id="list1711811420" text:style-name="L2">
        <text:list-item>
          <text:p text:style-name="P69"><text:span text:style-name="T6">2 master nodes</text:span><text:span text:style-name="T7">: CPU 8-cores + 28GB RAM (cad.)</text:span></text:p>
        </text:list-item>
        <text:list-item>
          <text:p text:style-name="P69"><text:span text:style-name="T6">4 data nodes</text:span><text:span text:style-name="T7">: CPU 32-cores + 28GB RAM (cad.)</text:span></text:p>
        </text:list-item>
      </text:list>
      <text:p text:style-name="P34">Fatte queste premesse tecniche possiamo procedere a vedere le soluzioni agli esercizi.</text:p>
      <text:h text:style-name="P80" text:outline-level="1">MapReduce</text:h>
      <text:h text:style-name="P87" text:outline-level="2">Esercizio 1 – Top 10 Parole più utilizzate per ogni anno</text:h>
      <text:p text:style-name="P44">Un job che sia in grado di generare, per ciascun anno, le dieci parole che sono state più usate nelle recensioni (campo summary) in ordine di frequenza, indicando, per ogni parola, la sua frequenza, ovvero il numero di occorrenze della parola nelle recensioni di quell’anno. </text:p>
      <text:p text:style-name="P44"/>
      <text:p text:style-name="P45">La soluzione che abbiamo proposto e testato si avvale di un solo passo MapReduce con l’utilizzo di un Combiner.</text:p>
      <text:p text:style-name="P1"/>
      <text:p text:style-name="P1"/>
      <text:p text:style-name="P1"/>
      <text:p text:style-name="P1"/>
      <text:p text:style-name="P1"/>
      <text:p text:style-name="P1"/>
      <text:p text:style-name="P1"><text:soft-page-break/></text:p>
      <text:p text:style-name="P47">La fase di <text:span text:style-name="T1">Mapping</text:span> fa qualcosa di questo tipo:</text:p>
      <text:p text:style-name="P47"/>
      <text:p text:style-name="P47"><text:tab/><text:span text:style-name="T18">function</text:span><text:span text:style-name="T16"> </text:span><text:span text:style-name="T18">map</text:span><text:span text:style-name="T16">(</text:span><text:span text:style-name="T17">k, v</text:span><text:span text:style-name="T16">) {</text:span></text:p>
      <text:p text:style-name="P47"><text:span text:style-name="T16"><text:tab/><text:tab/></text:span><text:span text:style-name="T18">csvLine</text:span><text:span text:style-name="T16"> = </text:span><text:span text:style-name="T17">v;</text:span></text:p>
      <text:p text:style-name="P48"><text:tab/><text:tab/>fiel<text:span text:style-name="T28">ds</text:span>[] = <text:span text:style-name="T28">parseLine</text:span>(<text:span text:style-name="T28">csvLine</text:span>);</text:p>
      <text:p text:style-name="P49"><text:tab/></text:p>
      <text:p text:style-name="P48"><text:tab/><text:tab/><text:span text:style-name="T28">year</text:span> = fiel<text:span text:style-name="T28">ds</text:span>[<text:span text:style-name="T28">YEAR</text:span>];</text:p>
      <text:p text:style-name="P49"><text:tab/><text:tab/>summary = fiel<text:span text:style-name="T28">ds</text:span>[SUMMARY];</text:p>
      <text:p text:style-name="P49"><text:tab/><text:tab/>word[] = splitOnNonWords(summary);</text:p>
      <text:p text:style-name="P47"><text:span text:style-name="T16"><text:tab/><text:tab/>filter(</text:span><text:span text:style-name="T17">nonS</text:span><text:span text:style-name="T16">topWords, words[]);</text:span></text:p>
      <text:p text:style-name="P49"><text:tab/><text:tab/></text:p>
      <text:p text:style-name="P49"><text:tab/><text:tab/>for (w in words)</text:p>
      <text:p text:style-name="P49"><text:tab/><text:tab/><text:tab/>output ← (year, (w, 1));</text:p>
      <text:p text:style-name="P49"><text:tab/>}</text:p>
      <text:p text:style-name="P17"/>
      <text:p text:style-name="P17"/>
      <text:p text:style-name="P5">La fase di <text:span text:style-name="T1">Reduce </text:span><text:span text:style-name="T2">fa invece qualcosa del genere:</text:span></text:p>
      <text:p text:style-name="P16"><text:tab/></text:p>
      <text:p text:style-name="P24"><text:tab/>function <text:span text:style-name="T28">r</text:span>educe(k, v) {</text:p>
      <text:p text:style-name="P24"><text:tab/><text:tab/>year = k;</text:p>
      <text:p text:style-name="P24"><text:tab/><text:tab/>word2occ = countByWords(v); </text:p>
      <text:p text:style-name="P24"><text:tab/><text:tab/><text:tab/>## eg. Bettlejuice – 23465 ##</text:p>
      <text:p text:style-name="P24"><text:tab/><text:tab/><text:tab/>##<text:tab/> Good – 7836<text:tab/> <text:s text:c="2"/>##</text:p>
      <text:p text:style-name="P24"><text:tab/><text:tab/><text:tab/>## <text:s/><text:tab/>…<text:tab/><text:tab/><text:tab/> <text:s text:c="2"/>##</text:p>
      <text:p text:style-name="P24"/>
      <text:p text:style-name="P24"><text:tab/><text:tab/>filter(top10Byoccourrencies, word2occ);</text:p>
      <text:p text:style-name="P24"><text:tab/><text:tab/>output ← (year, word2occ);</text:p>
      <text:p text:style-name="P24"><text:tab/>}</text:p>
      <text:p text:style-name="P24"/>
      <text:p text:style-name="P46"><text:span text:style-name="T2">Il </text:span><text:span text:style-name="T4">Combiner</text:span><text:span text:style-name="T2"> esegue un passo intermedio per facilitare il lavoro al </text:span><text:span text:style-name="T3">Reducer</text:span><text:span text:style-name="T2">. Quello che fa però è esattamente uguale al </text:span><text:span text:style-name="T3">Reducer</text:span><text:span text:style-name="T2"> appena proposto.</text:span></text:p>
      <text:p text:style-name="P16"/>
      <text:p text:style-name="P16"/>
      <text:p text:style-name="P16"/>
      <text:p text:style-name="P16"><draw:frame draw:style-name="fr1" draw:name="Oggetto1" text:anchor-type="paragraph" svg:width="15.998cm" svg:height="8.999cm" draw:z-index="0"><draw:object xlink:href="./Object 1" xlink:type="simple" xlink:show="embed" xlink:actuate="onLoad"/><draw:image xlink:href="./ObjectReplacements/Object 1" xlink:type="simple" xlink:show="embed" xlink:actuate="onLoad"/></draw:frame></text:p>
      <text:p text:style-name="P24"/>
      <text:p text:style-name="P24"><text:tab/><text:tab/></text:p>
      <text:p text:style-name="P55"><text:soft-page-break/>Come si può evidenziare dal grafico, forse per qualche limitazione dovuta agli account non professionali forniti dall’università.</text:p>
      <text:p text:style-name="P56">L’andamento della soluzione lanciata in locale sembra scalare abbastanza bene se si considera che è stata fatta funzionare su un laptop. Essa sembra avere un andamento comunque <text:span text:style-name="T5">sub-lineare</text:span> il che è abbastanza confortante per quanto riguarda questo tipo di problemi.</text:p>
      <text:p text:style-name="P35"/>
      <text:h text:style-name="P81" text:outline-level="3">Esercizio 2 – Score medio per ogni anno per ogni prodotto</text:h>
      <text:p text:style-name="P14">Un job che sia in grado di generare, per ciascun prodotto, lo score medio ottenuto in ciascuno degli anni compresi tra il 2003 e il 2012, indicando ProductId seguito da tutti gli score medi ottenuti negli anni dell’intervallo. Il risultato deve essere ordinato in base al ProductId.</text:p>
      <text:p text:style-name="P6"/>
      <text:p text:style-name="P8">La soluzione che stiamo andando a proporre, si avvale, anche in questo caso, di un solo passo MapReduce. Diamo una veloce occhiata allo pseudo-codice della classe Mapper:</text:p>
      <text:p text:style-name="P7"/>
      <text:p text:style-name="P30"><text:tab/><text:span text:style-name="T18">function</text:span><text:span text:style-name="T24"> </text:span><text:span text:style-name="T18">map</text:span><text:span text:style-name="T24">(</text:span><text:span text:style-name="T17">k, v</text:span><text:span text:style-name="T24">) {</text:span></text:p>
      <text:p text:style-name="P2"><text:span text:style-name="T16"><text:tab/><text:tab/></text:span><text:span text:style-name="T18">csvLine</text:span><text:span text:style-name="T16"> = </text:span><text:span text:style-name="T17">v;</text:span></text:p>
      <text:p text:style-name="P18"><text:tab/><text:tab/>fiel<text:span text:style-name="T28">ds</text:span>[] = <text:span text:style-name="T28">parseLine</text:span>(<text:span text:style-name="T28">csvLine</text:span>);</text:p>
      <text:p text:style-name="P18"><text:tab/></text:p>
      <text:p text:style-name="P18"><text:tab/><text:tab/><text:span text:style-name="T28">year</text:span> = fiel<text:span text:style-name="T28">ds</text:span>[<text:span text:style-name="T28">YEAR</text:span>];</text:p>
      <text:p text:style-name="P18"><text:tab/><text:tab/><text:span text:style-name="T28">score</text:span> = fiel<text:span text:style-name="T28">ds</text:span>[<text:span text:style-name="T28">SCORE</text:span>];</text:p>
      <text:p text:style-name="P18"><text:tab/><text:tab/><text:span text:style-name="T28">productId</text:span> = fiel<text:span text:style-name="T28">ds</text:span>[<text:span text:style-name="T28">PRDOUCT_ID</text:span>];</text:p>
      <text:p text:style-name="P18"><text:tab/><text:tab/></text:p>
      <text:p text:style-name="P18"><text:tab/><text:tab/>output ← (<text:span text:style-name="T28">productId</text:span>, (<text:span text:style-name="T28">year</text:span>, <text:span text:style-name="T28">score</text:span>));</text:p>
      <text:p text:style-name="P70"><text:tab/>}</text:p>
      <text:p text:style-name="P71"><text:tab/><text:tab/></text:p>
      <text:p text:style-name="P31">In questo caso abbiamo dato in output come chiave il <text:span text:style-name="T5">ProductId</text:span> e come valore la coppia Y<text:span text:style-name="T5">ear-Score.</text:span></text:p>
      <text:p text:style-name="P31">In questo modo, dopo la fase di Shuffle&amp;Sort, il Reducer riceverà dei dati nel formato:<text:line-break/><text:span text:style-name="T16">(PRODUCT_ID, [(1999, 5),(1999, 3),(2003,4) … ])</text:span></text:p>
      <text:p text:style-name="P31">Pertanto, come auspicabile, quello che si dovrà effettuare nella fase di riduzione è un filtro sull’anno (fra il 2003 e il 2012) e poi effettuare una media sui valori, raggruppando per anno.</text:p>
      <text:p text:style-name="P31">Ecco lo pseudo-codice:</text:p>
      <text:p text:style-name="P9"><text:span text:style-name="T18"><text:tab/>function</text:span><text:span text:style-name="T24"> </text:span><text:span text:style-name="T18">reduce</text:span><text:span text:style-name="T24">(</text:span><text:span text:style-name="T17">k, v</text:span><text:span text:style-name="T24">) {</text:span></text:p>
      <text:p text:style-name="P2"><text:span text:style-name="T16"><text:tab/><text:tab/></text:span><text:span text:style-name="T18">year2avg</text:span><text:span text:style-name="T16"> = </text:span><text:span text:style-name="T25">Map&lt;Year, ScoreSum&gt;</text:span><text:span text:style-name="T17">;</text:span></text:p>
      <text:p text:style-name="P18"><text:tab/><text:tab/></text:p>
      <text:p text:style-name="P18"><text:tab/><text:tab/><text:span text:style-name="T29">year2score = v;</text:span></text:p>
      <text:p text:style-name="P18"><text:tab/><text:tab/></text:p>
      <text:p text:style-name="P18"><text:tab/><text:tab/><text:span text:style-name="T29">for each year in year2score:</text:span></text:p>
      <text:p text:style-name="P18"><text:tab/><text:tab/><text:tab/><text:span text:style-name="T29">if (2003 &lt;= year &lt;= 2012)</text:span><text:tab/><text:tab/><text:tab/></text:p>
      <text:p text:style-name="P18"><text:tab/><text:tab/><text:tab/><text:tab/><text:span text:style-name="T29">if year2avg contains year</text:span></text:p>
      <text:p text:style-name="P18"><text:tab/><text:tab/><text:tab/><text:tab/><text:tab/><text:span text:style-name="T29">year2avg(year)(score++);</text:span></text:p>
      <text:p text:style-name="P18"><text:tab/><text:tab/><text:tab/><text:tab/><text:span text:style-name="T29">else</text:span></text:p>
      <text:p text:style-name="P18"><text:tab/><text:tab/><text:tab/><text:tab/><text:tab/><text:span text:style-name="T29">year2avg.put(year);</text:span></text:p>
      <text:p text:style-name="P19"><text:tab/><text:tab/><text:tab/><text:tab/><text:tab/><text:span text:style-name="T29">year2avg(year)(score++);</text:span></text:p>
      <text:p text:style-name="P19"/>
      <text:p text:style-name="P18"><text:tab/><text:tab/><text:tab/><text:tab/><text:span text:style-name="T29">for each key in year2avg</text:span></text:p>
      <text:p text:style-name="P18"><text:tab/><text:tab/><text:tab/><text:tab/><text:tab/><text:span text:style-name="T29">year2avg(key).average(value);</text:span></text:p>
      <text:p text:style-name="P18"/>
      <text:p text:style-name="P18"><text:soft-page-break/><text:tab/><text:tab/>output ← (<text:span text:style-name="T28">productId</text:span>, <text:span text:style-name="T29">year2avg</text:span>);</text:p>
      <text:p text:style-name="P72"><text:tab/>} </text:p>
      <text:p text:style-name="P32">Diamo ora un’occhiata ai risultati ottenuti con questa implementazione nelle due modalità di testing già viste:</text:p>
      <text:p text:style-name="P32"><draw:frame draw:style-name="fr1" draw:name="Oggetto2" text:anchor-type="paragraph" svg:width="15.998cm" svg:height="8.999cm" draw:z-index="1"><draw:object xlink:href="./Object 2" xlink:type="simple" xlink:show="embed" xlink:actuate="onLoad"/><draw:image xlink:href="./ObjectReplacements/Object 2" xlink:type="simple" xlink:show="embed" xlink:actuate="onLoad"/><svg:desc>grafico</svg:desc></draw:frame>come si può notare, il grafico riflette a pieno quella che è la natura molto più sempl<text:span text:style-name="T32">ic</text:span>e del task in questione. Infatti, in questo caso dobbiamo solo effettuare una media raggruppando per anno, un’operazione davver<text:span text:style-name="T32">o</text:span> molto semplice da elaborare per un calcolatore, anche con un numero di righe non indifferente. Nel caso di 1 milione di righe infatti, abbiamo un risultato di una decina di secondi su un laptop!</text:p>
      <text:p text:style-name="P32">La lentezza nell’esecuzione su cluster che si era evidenziata nel task precedente viene ri<text:span text:style-name="T32">s</text:span>pecchiata anche in questo caso, cioè che però è interessante è che l’andamento è molto si<text:span text:style-name="T32">mi</text:span>le a quello dell’esecuzione locale, chiaro indizio questo di un problema nelle risorse e non nell’algoritmo.</text:p>
      <text:h text:style-name="P82" text:outline-level="3">Esercizio 3 – Coppie di prodotti con numero di utenti in comune</text:h>
      <text:p text:style-name="P15">Un job in grado di generare coppie di prodotti che hanno almeno un utente in comune, ovvero che sono stati recensiti da uno stesso utente, indicando, per ciascuna coppia, il numero di utenti in comune. Il risultato deve essere ordinato in base allo ProductId del primo elemento della coppia e, possibilmente, non deve presentare duplicati. </text:p>
      <text:p text:style-name="P15"/>
      <text:p text:style-name="P10">In questa soluzione c’è stata la necessità di avvalersi di due passi MapReduce in cascata. Nel primo passo abbiamo solo mappato su <text:span text:style-name="T16">(USER_ID, PRODUCT_ID) </text:span>ottenendo una lista di tutti i prodotti recensiti da tutti gli utenti. Come auspicabile, nella fase di reduce abbiamo dovuto effettuare un’operazione simile a una join sul ProductId per creare tutte le coppie di utenti.</text:p>
      <text:p text:style-name="P10">Il risultato sono delle entries <text:span text:style-name="T16">(k, v)</text:span> in cui <text:span text:style-name="T16">k = (USER_1, USER_2)</text:span> e <text:span text:style-name="T16">v = PRODUCT_ID</text:span>.</text:p>
      <text:p text:style-name="P10"/>
      <text:p text:style-name="P10">Questo risultato è stato passato al mapper del secondo passo abbiamo riottenuto questi dati senza far nulla passando direttamente alla fase di Shuffle&amp;Sort nella quale abbiamo prepar<text:span text:style-name="T30">a</text:span>to i risultati per il <text:span text:style-name="T30">Reducer</text:span> in questo modo:</text:p>
      <text:p text:style-name="P23">((PRODUCT_1, PRODUCT_2), [USER1, USER2, …, USER n])</text:p>
      <text:p text:style-name="P37"/>
      <text:p text:style-name="P37"><text:soft-page-break/>Dunque, banalmente, quello che restava da fare nella fase di reduce era semplicemente contare il numero di tali utenti.</text:p>
      <text:p text:style-name="P36"/>
      <text:p text:style-name="P38"><draw:custom-shape text:anchor-type="paragraph" draw:z-index="2" draw:name="Forma1" draw:style-name="gr1" draw:text-style-name="P104" svg:width="4.446cm" svg:height="1.35cm" svg:x="0.139cm" svg:y="1.386cm"><text:p text:style-name="P103"><text:span text:style-name="T51">MapUtenteProd</text:span><text:span text:style-name="T51">otto</text:span></text:p><text:p text:style-name="P103"><text:span text:style-name="T51">(utente, </text:span><text:span text:style-name="T51">prodot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a2" draw:style-name="gr2" svg:width="0.98cm" svg:height="0.662cm" svg:x="4.796cm" svg:y="1.70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 draw:name="Forma3" draw:style-name="gr3" draw:text-style-name="P105" svg:width="4.472cm" svg:height="2.243cm" svg:x="5.96cm" svg:y="1.439cm"><draw:text-box><text:p>(USER_1, PRODUCT_1)</text:p><text:p>(USER_1, PRODUCT_3)</text:p><text:p>(USER_2, PRODUCT_2)</text:p><text:p text:style-name="P103">. . .</text:p><text:p/></draw:text-box></draw:frame><draw:custom-shape text:anchor-type="paragraph" draw:z-index="5" draw:name="Forma2" draw:style-name="gr2" svg:width="0.98cm" svg:height="0.662cm" svg:x="10.59cm" svg:y="1.67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name="Forma1" draw:style-name="gr4" draw:text-style-name="P104" svg:width="4.398cm" svg:height="1.35cm" svg:x="11.749cm" svg:y="1.413cm"><text:p text:style-name="P103"><text:span text:style-name="T51">ReduceCoppiaUt</text:span><text:span text:style-name="T51">ente</text:span></text:p><text:p text:style-name="P103"><text:span text:style-name="T51">(p1, p2, </text:span><text:span text:style-name="T51">utent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name="Forma4" draw:style-name="gr5" draw:text-style-name="P106" svg:width="1.246cm" svg:height="0.664cm" svg:x="16.305cm" svg:y="1.677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8" draw:name="Forma4" draw:style-name="gr5" draw:text-style-name="P106" svg:width="1.246cm" svg:height="0.664cm" svg:x="-0.125cm" svg:y="4.694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9" draw:name="Forma1" draw:style-name="gr1" draw:text-style-name="P104" svg:width="4.446cm" svg:height="1.35cm" svg:x="1.304cm" svg:y="4.323cm"><text:p text:style-name="P103"><text:span text:style-name="T51">Useless Ma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name="Forma2" draw:style-name="gr2" svg:width="0.98cm" svg:height="0.662cm" svg:x="5.934cm" svg:y="4.64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Forma5" draw:style-name="gr6" draw:text-style-name="P104" svg:width="4.352cm" svg:height="2.892cm" svg:x="7.098cm" svg:y="3.681cm"><text:p text:style-name="P103"><text:span text:style-name="T51">Shuffle &amp; Sor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text:anchor-type="paragraph" draw:z-index="12" draw:name="Forma3" draw:style-name="gr3" draw:text-style-name="P105" svg:width="4.472cm" svg:height="2.243cm" svg:x="11.199cm" svg:y="6.572cm"><draw:text-box><text:p>((p1, p2) , [u1, u2, ...])</text:p><text:p>((p2, p3), <text:s/>[u4, u5, ...])</text:p><text:p>((p3, p4), <text:s/>[u6, u7, ...])</text:p><text:p text:style-name="P103">. . .</text:p><text:p/></draw:text-box></draw:frame><draw:custom-shape text:anchor-type="paragraph" draw:z-index="13" draw:name="Forma6" draw:style-name="gr7" draw:text-style-name="P103" svg:width="1.906cm" svg:height="1.906cm" draw:transform="rotate (-0.785398163397449) translate (12.7970138888889cm 3.87879166666667cm)"><text:p/><draw:enhanced-geometry svg:viewBox="0 0 21600 21600" draw:text-areas="0 0 21600 21600" draw:type="circular-arrow" draw:modifiers="174.14654148627 -19.5479170076665 6180.859237358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14" draw:name="Forma2" draw:style-name="gr2" svg:width="0.98cm" svg:height="0.662cm" draw:transform="rotate (-1.57131992557049) translate (13.4196666666667cm 8.583083333333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 draw:name="Forma1" draw:style-name="gr4" draw:text-style-name="P104" svg:width="4.398cm" svg:height="1.35cm" svg:x="10.929cm" svg:y="9.774cm"><text:p text:style-name="P103"><text:span text:style-name="T51">ReduceCoppiaUtenti</text:span></text:p><text:p text:style-name="P103"><text:span text:style-name="T51">(p1, p2, usersCoun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 draw:name="Forma2" draw:style-name="gr2" svg:width="0.98cm" svg:height="0.662cm" draw:transform="rotate (3.14106905481419) translate (10.6926944444444cm 10.832041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7" draw:name="Forma3" draw:style-name="gr3" draw:text-style-name="P105" svg:width="2.832cm" svg:height="2.243cm" svg:x="6.675cm" svg:y="9.641cm"><draw:text-box><text:p>((p1, p2) , 649)</text:p><text:p>((p2, p3), <text:s/>32)</text:p><text:p>((p3, p4), <text:s/>216)</text:p><text:p text:style-name="P103">. . .</text:p><text:p/></draw:text-box></draw:frame>Diamo ora un’occhiata a<text:span text:style-name="T31">d un diagramma sperabilmente chiarificatore per quanto riguarda le operazioni coinvolte:</text:span></text:p>
      <text:p text:style-name="P38"/>
      <text:p text:style-name="P38"/>
      <text:p text:style-name="P38"/>
      <text:p text:style-name="P38"/>
      <text:p text:style-name="P38"/>
      <text:p text:style-name="P39"/>
      <text:p text:style-name="P39"/>
      <text:p text:style-name="P39"/>
      <text:p text:style-name="P39"/>
      <text:p text:style-name="P39"/>
      <text:p text:style-name="P39"/>
      <text:p text:style-name="P39"/>
      <text:p text:style-name="P39"/>
      <text:p text:style-name="P39"/>
      <text:p text:style-name="P39">Per quanto concerne, invece, lo pseudo-codice delle varie fasi coinvolte, partiamo con quello che, nell’immagine di cui sopra, viene denominato con <text:span text:style-name="T16">MapUtenteProdotto:</text:span></text:p>
      <text:p text:style-name="P40"><text:span text:style-name="T16"><text:tab/></text:span><text:span text:style-name="T21">function</text:span><text:span text:style-name="T20"> </text:span><text:span text:style-name="T21">map</text:span><text:span text:style-name="T23">UtenteProdotto</text:span><text:span text:style-name="T20">(</text:span><text:span text:style-name="T22">k, v</text:span><text:span text:style-name="T20">) {</text:span></text:p>
      <text:p text:style-name="P3"><text:span text:style-name="T16"><text:tab/><text:tab/></text:span><text:span text:style-name="T18">csvLine</text:span><text:span text:style-name="T16"> = </text:span><text:span text:style-name="T17">v;</text:span></text:p>
      <text:p text:style-name="P20"><text:tab/><text:tab/>fiel<text:span text:style-name="T28">ds</text:span>[] = <text:span text:style-name="T28">parseLine</text:span>(<text:span text:style-name="T28">csvLine</text:span>);</text:p>
      <text:p text:style-name="P20"><text:tab/></text:p>
      <text:p text:style-name="P20"><text:tab/><text:tab/><text:span text:style-name="T32">user</text:span> = fiel<text:span text:style-name="T28">ds</text:span>[<text:span text:style-name="T32">USER_ID</text:span>];</text:p>
      <text:p text:style-name="P20"><text:tab/><text:tab/><text:span text:style-name="T28">productId</text:span> = fiel<text:span text:style-name="T28">ds</text:span>[<text:span text:style-name="T28">PRDOUCT_ID</text:span>];</text:p>
      <text:p text:style-name="P20"><text:tab/><text:tab/></text:p>
      <text:p text:style-name="P20"><text:tab/><text:tab/>output ← (<text:span text:style-name="T32">user</text:span>, <text:span text:style-name="T28">productId</text:span>);</text:p>
      <text:p text:style-name="P73"><text:tab/>}</text:p>
      <text:p text:style-name="P33"><text:span text:style-name="T33">Come si può denotare dall’immagine, il risultato (post Suffle&amp;Sort) sono coppie (utente, prodotto) che vengono dati in pasto al Reducer denominato con <text:s/></text:span><text:span text:style-name="T19">ReduceCoppiaUtente</text:span><text:span text:style-name="T33">. In questa fase quello che andiamo a fare è un’operazione,</text:span><text:span text:style-name="T34"> abbastanza costosa</text:span><text:span text:style-name="T35">,</text:span><text:span text:style-name="T33"> di prodotto cartesiano fra i prodotti di un utente (badando ad ordinare ed elidere le coppie uguali, nonché quelle con stessa semantica):</text:span></text:p>
      <text:p text:style-name="P33"><text:span text:style-name="T33"><text:s/><text:tab/></text:span><text:span text:style-name="T21">function</text:span><text:span text:style-name="T20"> </text:span><text:span text:style-name="T21">reduce</text:span><text:span text:style-name="T19">CoppiaUtente</text:span><text:span text:style-name="T20">(</text:span><text:span text:style-name="T22">k, v</text:span><text:span text:style-name="T20">) {</text:span></text:p>
      <text:p text:style-name="P3"><text:span text:style-name="T16"><text:tab/><text:tab/></text:span><text:span text:style-name="T26">user = k;</text:span></text:p>
      <text:p text:style-name="P61"><text:tab/><text:tab/>products = v;</text:p>
      <text:p text:style-name="P61"><text:tab/><text:tab/>couplesSet = products X products;</text:p>
      <text:p text:style-name="P61"/>
      <text:p text:style-name="P3"><text:span text:style-name="T26"><text:tab/><text:tab/>for each </text:span><text:span text:style-name="T27">(p1, p2)</text:span><text:span text:style-name="T26"> in couples</text:span></text:p>
      <text:p text:style-name="P3"><text:span text:style-name="T26"><text:tab/><text:tab/><text:tab/>sort(</text:span><text:span text:style-name="T27">p1</text:span><text:span text:style-name="T26"> &gt; </text:span><text:span text:style-name="T27">p2</text:span><text:span text:style-name="T26">) → being a Set duplicates are erased</text:span></text:p>
      <text:p text:style-name="P3"><text:soft-page-break/><text:span text:style-name="T26"><text:tab/><text:tab/><text:tab/>filter(</text:span><text:span text:style-name="T27">p</text:span><text:span text:style-name="T26">1 != </text:span><text:span text:style-name="T27">p</text:span><text:span text:style-name="T26">2)</text:span></text:p>
      <text:p text:style-name="P20"><text:tab/><text:tab/></text:p>
      <text:p text:style-name="P21"><text:tab/><text:tab/><text:span text:style-name="T32">for each (p1, p2) in couples (filtered and sorted)</text:span></text:p>
      <text:p text:style-name="P21"><text:tab/><text:tab/><text:tab/>output ← (<text:span text:style-name="T36">(p1, p2)</text:span>, <text:span text:style-name="T32">user</text:span>);</text:p>
      <text:p text:style-name="P63"><text:tab/>}</text:p>
      <text:p text:style-name="P12">A<text:span text:style-name="T28"> </text:span>questo punto abbiamo i dati pronti nella forma mostrata in figura e dobbiamo passarli ad un nuovo passo MapReduce, nel quale non faremo nulla nella fase di mapping e sfrutteremo subito lo Shuffle&amp;Sort (pertanto non mostreremo lo pseudo-codice).</text:p>
      <text:p text:style-name="P12">La fase di reduce avrà in input i dati mostrati come in figura e quello che bisognerà fare, sarà esclusivamente contare gli utenti per ogni coppia (in quanto le coppie sono già state ordinate nella fase di reduce precedente).</text:p>
      <text:p text:style-name="P11"/>
      <text:p text:style-name="P25"><text:span text:style-name="T13">Lo pseudo-codice di quello che in figura si chiama </text:span><text:span text:style-name="T37">ReduceCoppiaUtenti </text:span><text:span text:style-name="T38">è il seguente:</text:span></text:p>
      <text:p text:style-name="P65"/>
      <text:p text:style-name="P11"><text:tab/><text:span text:style-name="T18">function</text:span><text:span text:style-name="T24"> </text:span><text:span text:style-name="T18">reduce</text:span><text:span text:style-name="T26">CoppiaUtent</text:span><text:span text:style-name="T16">i</text:span><text:span text:style-name="T24">(</text:span><text:span text:style-name="T17">k, v</text:span><text:span text:style-name="T24">) {</text:span></text:p>
      <text:p text:style-name="P4"><text:span text:style-name="T16"><text:tab/><text:tab/></text:span><text:span text:style-name="T27">(p1, p2)</text:span><text:span text:style-name="T26"> = k;</text:span></text:p>
      <text:p text:style-name="P4"><text:span text:style-name="T26"><text:tab/><text:tab/></text:span><text:span text:style-name="T27">usersList</text:span><text:span text:style-name="T26"> = v;</text:span></text:p>
      <text:p text:style-name="P62"/>
      <text:p text:style-name="P21"><text:tab/><text:tab/><text:span text:style-name="T36">o</text:span>utput ← (<text:span text:style-name="T36">(p1, p2)</text:span>, <text:span text:style-name="T36">sum(usersList)</text:span>);</text:p>
      <text:p text:style-name="P64"><text:tab/>}</text:p>
      <text:p text:style-name="P64"/>
      <text:p text:style-name="P13">Per chiarificare la pesantezza di questa esecuzione che coinvolge un’operazione di prodotto cartesiano abbastanza pesante per il sistema, diamo un rapido sguardo ai grafici relativi ai tempi di calcolo nelle due configurazioni proposte:</text:p>
      <text:p text:style-name="P64"/>
      <text:p text:style-name="P22"><draw:frame draw:style-name="fr1" draw:name="Oggetto3" text:anchor-type="paragraph" svg:width="15.998cm" svg:height="8.999cm" draw:z-index="18"><draw:object xlink:href="./Object 3" xlink:type="simple" xlink:show="embed" xlink:actuate="onLoad"/><draw:image xlink:href="./ObjectReplacements/Object 3" xlink:type="simple" xlink:show="embed" xlink:actuate="onLoad"/><svg:desc>grafico</svg:desc></draw:frame><text:span text:style-name="T14">C</text:span><text:span text:style-name="T10">ome possiamo</text:span><text:span text:style-name="T16"> </text:span><text:span text:style-name="T10">ancora osservare, gli andamenti si equivalgono seppur abbiano una scala totalmente differente rispetto alle soluzioni presentate precedentemente. Questa è un’operazione che risente sensibilmente dell’aumentare della dimensione dell’input, si pensi che a parità di righe con l’operazione precedente (568k righe), abbiamo un aumento del tempo di calcolo del 600% in questa operazione, poiché passiamo da una decina di secondi a quasi un minuto. </text:span><text:span text:style-name="T15">Inoltre questa soluzione risente anche del “passaggio di consegne” fra i due job MapReduce che avvengono mediante I/O.</text:span></text:p>
      <text:p text:style-name="P66"/>
      <text:p text:style-name="P66"/>
      <text:p text:style-name="P66"/>
      <text:p text:style-name="P66"/>
      <text:h text:style-name="P88" text:outline-level="2"><text:soft-page-break/>Hive</text:h>
      <text:p text:style-name="P41">Per quanto riguarda questa sezione, mostreremo fin da subito la query utilizzata, definendo e spiegandone le varie parti. Successivamente daremo, come nella sezione precedente, un’occhiata ai tempi di esecuzione e li confronteremo fra le due configurazioni proposte.</text:p>
      <text:h text:style-name="P83" text:outline-level="3">Esercizio 1 - Top 10 Parole più utilizzate per ogni anno</text:h>
      <text:p text:style-name="P74">SELECT word_year, word, occurencies</text:p>
      <text:p text:style-name="P58">FROM (</text:p>
      <text:p text:style-name="P58"><text:tab/>SELECT word2occurencies.*, RANK() OVER (PARTITION BY word_year ORDER BY occurencies DESC) AS rank</text:p>
      <text:p text:style-name="P57"><text:s text:c="7"/>FROM (</text:p>
      <text:p text:style-name="P57"><text:s text:c="14"/>SELECT word_year, word, COUNT(1) AS occurencies</text:p>
      <text:p text:style-name="P57"><text:s text:c="15"/>FROM (</text:p>
      <text:p text:style-name="P57"><text:s text:c="21"/>SELECT year(from_unixtime(CAST(time AS INT))) AS word_year, word</text:p>
      <text:p text:style-name="P57"><text:s text:c="21"/>FROM AmazonFineGoodsReviews LATERAL VIEW explode(split_and_purge(summary)) <text:tab/><text:tab/><text:tab/><text:tab/><text:tab/><text:tab/><text:tab/><text:tab/><text:tab/>AmazonFineGoodsReviews AS word</text:p>
      <text:p text:style-name="P57"><text:s text:c="16"/>) AS year2word</text:p>
      <text:p text:style-name="P57"><text:s text:c="16"/>WHERE word_year IS NOT NULL</text:p>
      <text:p text:style-name="P57"><text:s text:c="16"/>GROUP BY word_year, word</text:p>
      <text:p text:style-name="P57"><text:s text:c="8"/>) AS word2occurencies</text:p>
      <text:p text:style-name="P57">) AS top10</text:p>
      <text:p text:style-name="P59">WHERE rank &lt;= 10</text:p>
      <text:p text:style-name="P60"><text:span text:style-name="T10">Nella query più interna di tutte, </text:span><text:span text:style-name="T16">year2word</text:span><text:span text:style-name="T10">, quello che andiamo a fare è semplicemente andare a pescare, usando una specifica funzione, l’anno dal tempo, memorizzato in unix time, e la parola stessa. Quest’operazione viene effettuata su una relazione costruita, splittando il campo summary tramite una funzione UDF passato usando un jar customizzato (nel quale applicheremo anche una fase di stop-wording).</text:span></text:p>
      <text:p text:style-name="P91">Dunque le righe saranno qualcosa del tipo:</text:p>
      <text:p text:style-name="P50">2003 good</text:p>
      <text:p text:style-name="P50">2003 <text:span text:style-name="T39">good</text:span></text:p>
      <text:p text:style-name="P50">2004 wonderful</text:p>
      <text:p text:style-name="P51">2005 <text:span text:style-name="T39">phone</text:span></text:p>
      <text:p text:style-name="P51"/>
      <text:p text:style-name="P53">In questo modo sarà possibile effettuare un raggruppamento per parola in modo tale da contare le occorrenze di una certa parola in un certo anno passando a qualcosa di simile a:</text:p>
      <text:p text:style-name="P53"/>
      <text:p text:style-name="P51">2003 good <text:span text:style-name="T39">2</text:span></text:p>
      <text:p text:style-name="P51">2004 wonderful <text:span text:style-name="T39">1</text:span></text:p>
      <text:p text:style-name="P52">2005 <text:span text:style-name="T39">phone</text:span><text:tab/><text:span text:style-name="T39">1</text:span></text:p>
      <text:p text:style-name="P52"/>
      <text:p text:style-name="P53">A questo punto possiamo andare ad utilizzare la funzione<text:span text:style-name="T16"> RANK() </text:span>per andare a fornire un indice di ranking dei risultati su una tabella su cui è stato fatto un ordinamento basato sulle occorrenze e un partizionamento sull’anno.</text:p>
      <text:p text:style-name="P53">A questo punto effettueremo un filtraggio imponendo che il rank debba essere &lt;= 10 per estrarre i top 10 per ogni anno.</text:p>
      <text:p text:style-name="P53"/>
      <text:p text:style-name="P53">Vediamo ora come si è comportata questa implementazione sulle due architetture proposte:</text:p>
      <text:p text:style-name="P54"><draw:frame draw:style-name="fr1" draw:name="Oggetto4" text:anchor-type="paragraph" svg:width="15.998cm" svg:height="8.999cm" draw:z-index="19"><draw:object xlink:href="./Object 4" xlink:type="simple" xlink:show="embed" xlink:actuate="onLoad"/><draw:image xlink:href="./ObjectReplacements/Object 4" xlink:type="simple" xlink:show="embed" xlink:actuate="onLoad"/><svg:desc>grafico</svg:desc></draw:frame><text:soft-page-break/>Come si può evincere dalla figura, i tempi di esecuzione sono particolarmente dilatati, questo dovuto alla quantità di operazioni che vengono effettuate sul file system distribuito. L’impressione <text:span text:style-name="T40">è che per un numero molto elevato di input le due soluzioni tendano ad equivalersi.</text:span></text:p>
      <text:p text:style-name="P54"/>
      <text:h text:style-name="P84" text:outline-level="3">Esercizio 2 – Score medio per ogni anno per ogni prodotto</text:h>
      <text:p text:style-name="P97">SELECT productid, score_year, AVG(float_score)</text:p>
      <text:p text:style-name="P57">FROM (</text:p>
      <text:p text:style-name="P57"><text:s text:c="8"/>SELECT productid, year(from_unixtime(CAST(time AS INT))) AS score_year, CAST(score AS FLOAT) AS float_score</text:p>
      <text:p text:style-name="P57"><text:s text:c="8"/>FROM AmazonFineGoodsReviews</text:p>
      <text:p text:style-name="P57">) AS product2score</text:p>
      <text:p text:style-name="P57">WHERE score_year &gt;= 2003 AND score_year &lt;= 2012</text:p>
      <text:p text:style-name="P57">GROUP BY productid, score_year</text:p>
      <text:p text:style-name="P59">ORDER BY productid, score_year;</text:p>
      <text:p text:style-name="P75"><text:span text:style-name="T10">La query più interna è una selezione sulla tabella di riferimento su ProductId, Anno e Score. L’anno viene ottenuto da una conversione da Unix Time e lo score viene castato a float per poter agevolmente effettuare una media o avere punteggi parziali.</text:span></text:p>
      <text:p text:style-name="P75"><text:span text:style-name="T10">Su questi dati viene effettuato un filtraggio per anno, e, come da specifica viene calcolata la media degli score di un prodotto, raggruppata per anno. Pertanto le righe saranno qualcosa del tipo:</text:span></text:p>
      <text:p text:style-name="P77"><draw:frame draw:style-name="fr2" draw:name="Oggetto5" text:anchor-type="paragraph" svg:x="6.279cm" svg:y="0.388cm" svg:width="12.719cm" svg:height="6.888cm" draw:z-index="20"><draw:object xlink:href="./Object 5" xlink:type="simple" xlink:show="embed" xlink:actuate="onLoad"/><draw:image xlink:href="./ObjectReplacements/Object 5" xlink:type="simple" xlink:show="embed" xlink:actuate="onLoad"/><svg:desc>grafico</svg:desc></draw:frame>AX0001<text:tab/>2003<text:tab/><text:tab/>4.3</text:p>
      <text:p text:style-name="P77">AX0001<text:tab/>2004<text:tab/><text:tab/>3.9</text:p>
      <text:p text:style-name="P77">AX0002<text:tab/>2003<text:tab/><text:tab/>4.21</text:p>
      <text:p text:style-name="P77"/>
      <text:p text:style-name="P78">Anche in questo caso osserviamo che per input molto grandi, le due curve tendono a convergere, a dimostrazione del fatto che i cluster, sono architetture che hanno senso ed iniziano a mostrare i muscoli quando la mole di dati è davvero “Big”.</text:p>
      <text:p text:style-name="P78"/>
      <text:p text:style-name="P78"/>
      <text:h text:style-name="P85" text:outline-level="3"><text:soft-page-break/>Esercizio 3 – Coppie di prodotti con utenti in comune</text:h>
      <text:p text:style-name="P98">SELECT p1, p2, count(uid) as users </text:p>
      <text:p text:style-name="P95">FROM (</text:p>
      <text:p text:style-name="P95"><text:s text:c="8"/>SELECT t1.productid as p1, t2.productid as p2, t1.userid as uid</text:p>
      <text:p text:style-name="P95"><text:s text:c="8"/>FROM AmazonFineGoodsReviews t1 </text:p>
      <text:p text:style-name="P95"><text:s text:c="8"/>JOIN AmazonFineGoodsReviews t2 ON t1.userid = t2.userid </text:p>
      <text:p text:style-name="P95"><text:s text:c="8"/>WHERE t1.productid &lt; t2.productid AND t1.productid != t2.productid </text:p>
      <text:p text:style-name="P95"><text:s text:c="6"/>) AS biproduct2user</text:p>
      <text:p text:style-name="P95">GROUP BY p1, p2</text:p>
      <text:p text:style-name="P95">ORDER BY p1;</text:p>
      <text:p text:style-name="Preformatted_20_Text"/>
      <text:p text:style-name="P99">In questo caso la query più interna, denominata <text:span text:style-name="T16">biproduct2user </text:span>non fa altro che effettuare un’operazione di selezione sui productIds dei due prodotti e sull’ID dell’utente che essi hanno in comune. Quest’operazione viene eseguita sulla tabella del Self-Join di <text:s/><text:span text:style-name="T16">AmazonFineGoodsReviews </text:span>che è la relazione di riferimento, filtrando anche sui prodotti uguali e su quelli per cui l’id del <text:span text:style-name="T48">primo prodotto è maggiore del secondo.</text:span></text:p>
      <text:p text:style-name="P99"/>
      <text:p text:style-name="P99"><draw:frame draw:style-name="fr1" draw:name="Oggetto6" text:anchor-type="paragraph" svg:width="15.998cm" svg:height="8.999cm" draw:z-index="21"><draw:object xlink:href="./Object 6" xlink:type="simple" xlink:show="embed" xlink:actuate="onLoad"/><draw:image xlink:href="./ObjectReplacements/Object 6" xlink:type="simple" xlink:show="embed" xlink:actuate="onLoad"/><svg:desc>grafico</svg:desc></draw:frame></text:p>
      <text:p text:style-name="P100">Da questo grafico si evince che gli andamenti sono molto simili a conferma del dettaglio proposto in tutte le precedenti osservazioni.</text:p>
      <text:p text:style-name="P100"/>
      <text:h text:style-name="P89" text:outline-level="2">Spark</text:h>
      <text:h text:style-name="P86" text:outline-level="3"><text:span text:style-name="T48">Esercizio 1 – Top 10 parole più utilizzate</text:span><text:tab/></text:h>
      <text:p text:style-name="P93"><text:tab/><text:span text:style-name="T21">function</text:span><text:span text:style-name="T45"> getTopTenWordsPerYear() {<text:line-break/><text:tab/><text:tab/></text:span><text:span text:style-name="T19">reviews = loadData();<text:line-break/><text:tab/><text:tab/><text:line-break/><text:tab/><text:tab/></text:span><text:span text:style-name="T46">reviews</text:span><text:span text:style-name="T19">.filter(</text:span><text:span text:style-name="T47">NOT NULL</text:span><text:span text:style-name="T19">)<text:line-break/><text:tab/><text:tab/><text:tab/> .map(</text:span><text:span text:style-name="T46">review</text:span><text:span text:style-name="T19"> → (</text:span><text:span text:style-name="T46">year</text:span><text:span text:style-name="T19">, removeStopWords(</text:span><text:span text:style-name="T46">summary</text:span><text:span text:style-name="T19">)</text:span><text:span text:style-name="T47">)<text:line-break/><text:tab/><text:tab/><text:tab/> </text:span><text:span text:style-name="T19">.groupBy</text:span><text:span text:style-name="T46">Year</text:span><text:span text:style-name="T19">()<text:line-break/><text:tab/><text:tab/><text:tab/> .map(</text:span><text:span text:style-name="T46">(year, words)</text:span><text:span text:style-name="T19"> -&gt; </text:span><text:span text:style-name="T47">(</text:span><text:span text:style-name="T46">year</text:span><text:span text:style-name="T47">, sumWordOccourrencies(</text:span><text:span text:style-name="T46">words</text:span><text:span text:style-name="T47">)</text:span><text:span text:style-name="T19">)<text:line-break/><text:tab/><text:tab/><text:tab/> .</text:span><text:span text:style-name="T47">getTopTen</text:span><text:span text:style-name="T19">()<text:line-break/><text:tab/><text:tab/><text:tab/> .sortBy</text:span><text:span text:style-name="T46">Year</text:span><text:span text:style-name="T19">();</text:span></text:p>
      <text:p text:style-name="P102"><text:span text:style-name="T50"><text:tab/>}</text:span></text:p>
      <text:p text:style-name="P101"/>
      <text:p text:style-name="P90"/>
      <text:p text:style-name="P76"><text:soft-page-break/></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1"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0T10:07:22.570810719</meta:creation-date>
    <dc:date>2018-05-21T14:54:11.674256811</dc:date>
    <meta:editing-duration>PT1H17M29S</meta:editing-duration>
    <meta:editing-cycles>12</meta:editing-cycles>
    <meta:generator>LibreOffice/6.0.3.2$Linux_X86_64 LibreOffice_project/00m0$Build-2</meta:generator>
    <meta:document-statistic meta:table-count="0" meta:image-count="0" meta:object-count="6" meta:page-count="10" meta:paragraph-count="186" meta:word-count="2048" meta:character-count="13648" meta:non-whitespace-character-count="113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it" number:country="IT"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graphic-properties svg:stroke-color="#dddddd"/>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5.124cm" svg:y="0.314cm" chart:style-name="ch2">
          <text:p>Top 10 Words (MapReduce)</text:p>
        </chart:title>
        <chart:legend chart:legend-position="end" svg:x="13.569cm" svg:y="4.03cm" style:legend-expansion="high" chart:style-name="ch3"/>
        <chart:plot-area chart:style-name="ch4" chart:data-source-has-labels="both" svg:x="1.278cm" svg:y="1.194cm" svg:width="11.972cm" svg:height="6.697cm">
          <chartooo:coordinate-region svg:x="2.455cm" svg:y="1.354cm" svg:width="10.555cm" svg:height="5.969cm"/>
          <chart:axis chart:dimension="x" chart:name="primary-x" chart:style-name="ch5" chartooo:axis-type="auto">
            <chartooo:date-scale/>
            <chart:title svg:x="6.797cm" svg:y="8.07cm" chart:style-name="ch6">
              <text:p>Rows</text:p>
            </chart:title>
            <chart:categories table:cell-range-address="local-table.$A$2:.$A$8"/>
          </chart:axis>
          <chart:axis chart:dimension="y" chart:name="primary-y" chart:style-name="ch7">
            <chart:title svg:x="0.451cm" svg:y="5.314cm" chart:style-name="ch8">
              <text:p>Time (ms)</text:p>
            </chart:title>
            <chart:grid chart:style-name="ch9" chart:class="major"/>
            <chart:grid chart:style-name="ch10" chart:class="minor"/>
          </chart:axis>
          <chart:series chart:style-name="ch11" chart:values-cell-range-address="local-table.$B$2:.$B$8" chart:label-cell-address="local-table.$B$1" chart:class="chart:line">
            <chart:data-point chart:repeated="7"/>
          </chart:series>
          <chart:series chart:style-name="ch12" chart:values-cell-range-address="local-table.$C$2:.$C$8" chart:label-cell-address="local-table.$C$1"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cale</text:p>
              </table:table-cell>
              <table:table-cell office:value-type="string">
                <text:p>Cluster</text:p>
              </table:table-cell>
            </table:table-row>
          </table:table-header-rows>
          <table:table-rows>
            <table:table-row>
              <table:table-cell office:value-type="string">
                <text:p>50</text:p>
              </table:table-cell>
              <table:table-cell office:value-type="float" office:value="1698">
                <text:p>1698</text:p>
              </table:table-cell>
              <table:table-cell office:value-type="float" office:value="49739">
                <text:p>49739</text:p>
              </table:table-cell>
            </table:table-row>
            <table:table-row>
              <table:table-cell office:value-type="string">
                <text:p>50k</text:p>
              </table:table-cell>
              <table:table-cell office:value-type="float" office:value="3720">
                <text:p>3720</text:p>
              </table:table-cell>
              <table:table-cell office:value-type="float" office:value="33779">
                <text:p>33779</text:p>
              </table:table-cell>
            </table:table-row>
            <table:table-row>
              <table:table-cell office:value-type="string">
                <text:p>142k</text:p>
              </table:table-cell>
              <table:table-cell office:value-type="float" office:value="5770">
                <text:p>5770</text:p>
              </table:table-cell>
              <table:table-cell office:value-type="float" office:value="29747">
                <text:p>29747</text:p>
              </table:table-cell>
            </table:table-row>
            <table:table-row>
              <table:table-cell office:value-type="string">
                <text:p>284k</text:p>
              </table:table-cell>
              <table:table-cell office:value-type="float" office:value="8714">
                <text:p>8714</text:p>
              </table:table-cell>
              <table:table-cell office:value-type="float" office:value="37832">
                <text:p>37832</text:p>
              </table:table-cell>
            </table:table-row>
            <table:table-row>
              <table:table-cell office:value-type="string">
                <text:p>568k</text:p>
              </table:table-cell>
              <table:table-cell office:value-type="float" office:value="15743">
                <text:p>15743</text:p>
              </table:table-cell>
              <table:table-cell office:value-type="float" office:value="48328">
                <text:p>48328</text:p>
              </table:table-cell>
            </table:table-row>
            <table:table-row>
              <table:table-cell office:value-type="string">
                <text:p>618k</text:p>
              </table:table-cell>
              <table:table-cell office:value-type="float" office:value="15732">
                <text:p>15732</text:p>
              </table:table-cell>
              <table:table-cell office:value-type="float" office:value="51445">
                <text:p>51445</text:p>
              </table:table-cell>
            </table:table-row>
            <table:table-row>
              <table:table-cell office:value-type="string">
                <text:p>1M</text:p>
              </table:table-cell>
              <table:table-cell office:value-type="float" office:value="26769">
                <text:p>26769</text:p>
              </table:table-cell>
              <table:table-cell office:value-type="float" office:value="66193">
                <text:p>6619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it" number:country="IT"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graphic-properties svg:stroke-color="#dddddd"/>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2.942cm" svg:y="0.314cm" chart:style-name="ch2">
          <text:p>Average Score Per Product By Year (MapReduce)</text:p>
        </chart:title>
        <chart:legend chart:legend-position="end" svg:x="13.569cm" svg:y="4.03cm" style:legend-expansion="high" chart:style-name="ch3"/>
        <chart:plot-area chart:style-name="ch4" chart:data-source-has-labels="both" svg:x="1.278cm" svg:y="1.194cm" svg:width="11.972cm" svg:height="6.697cm">
          <chartooo:coordinate-region svg:x="2.455cm" svg:y="1.354cm" svg:width="10.555cm" svg:height="5.969cm"/>
          <chart:axis chart:dimension="x" chart:name="primary-x" chart:style-name="ch5" chartooo:axis-type="auto">
            <chartooo:date-scale/>
            <chart:title svg:x="6.797cm" svg:y="8.07cm" chart:style-name="ch6">
              <text:p>Rows</text:p>
            </chart:title>
            <chart:categories table:cell-range-address="local-table.$A$2:.$A$8"/>
          </chart:axis>
          <chart:axis chart:dimension="y" chart:name="primary-y" chart:style-name="ch7">
            <chart:title svg:x="0.451cm" svg:y="5.314cm" chart:style-name="ch8">
              <text:p>Time (ms)</text:p>
            </chart:title>
            <chart:grid chart:style-name="ch9" chart:class="major"/>
            <chart:grid chart:style-name="ch10" chart:class="minor"/>
          </chart:axis>
          <chart:series chart:style-name="ch11" chart:values-cell-range-address="local-table.$B$2:.$B$8" chart:label-cell-address="local-table.$B$1" chart:class="chart:line">
            <chart:data-point chart:repeated="7"/>
          </chart:series>
          <chart:series chart:style-name="ch12" chart:values-cell-range-address="local-table.$C$2:.$C$8" chart:label-cell-address="local-table.$C$1"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cale</text:p>
              </table:table-cell>
              <table:table-cell office:value-type="string">
                <text:p>Cluster</text:p>
              </table:table-cell>
            </table:table-row>
          </table:table-header-rows>
          <table:table-rows>
            <table:table-row>
              <table:table-cell office:value-type="string">
                <text:p>50</text:p>
              </table:table-cell>
              <table:table-cell office:value-type="float" office:value="1732">
                <text:p>1732</text:p>
              </table:table-cell>
              <table:table-cell office:value-type="float" office:value="22790">
                <text:p>22790</text:p>
              </table:table-cell>
            </table:table-row>
            <table:table-row>
              <table:table-cell office:value-type="string">
                <text:p>50k</text:p>
              </table:table-cell>
              <table:table-cell office:value-type="float" office:value="2745">
                <text:p>2745</text:p>
              </table:table-cell>
              <table:table-cell office:value-type="float" office:value="26107">
                <text:p>26107</text:p>
              </table:table-cell>
            </table:table-row>
            <table:table-row>
              <table:table-cell office:value-type="string">
                <text:p>142k</text:p>
              </table:table-cell>
              <table:table-cell office:value-type="float" office:value="4702">
                <text:p>4702</text:p>
              </table:table-cell>
              <table:table-cell office:value-type="float" office:value="28845">
                <text:p>28845</text:p>
              </table:table-cell>
            </table:table-row>
            <table:table-row>
              <table:table-cell office:value-type="string">
                <text:p>284k</text:p>
              </table:table-cell>
              <table:table-cell office:value-type="float" office:value="6755">
                <text:p>6755</text:p>
              </table:table-cell>
              <table:table-cell office:value-type="float" office:value="31754">
                <text:p>31754</text:p>
              </table:table-cell>
            </table:table-row>
            <table:table-row>
              <table:table-cell office:value-type="string">
                <text:p>568k</text:p>
              </table:table-cell>
              <table:table-cell office:value-type="float" office:value="9760">
                <text:p>9760</text:p>
              </table:table-cell>
              <table:table-cell office:value-type="float" office:value="41730">
                <text:p>41730</text:p>
              </table:table-cell>
            </table:table-row>
            <table:table-row>
              <table:table-cell office:value-type="string">
                <text:p>618k</text:p>
              </table:table-cell>
              <table:table-cell office:value-type="float" office:value="9730">
                <text:p>9730</text:p>
              </table:table-cell>
              <table:table-cell office:value-type="float" office:value="41920">
                <text:p>41920</text:p>
              </table:table-cell>
            </table:table-row>
            <table:table-row>
              <table:table-cell office:value-type="string">
                <text:p>1M</text:p>
              </table:table-cell>
              <table:table-cell office:value-type="float" office:value="13768">
                <text:p>13768</text:p>
              </table:table-cell>
              <table:table-cell office:value-type="float" office:value="47019">
                <text:p>4701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it" number:country="IT"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graphic-properties svg:stroke-color="#dddddd"/>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2.558cm" svg:y="0.314cm" chart:style-name="ch2">
          <text:p>Products couples with users in common (MapReduce)</text:p>
        </chart:title>
        <chart:legend chart:legend-position="end" svg:x="13.569cm" svg:y="4.03cm" style:legend-expansion="high" chart:style-name="ch3"/>
        <chart:plot-area chart:style-name="ch4" chart:data-source-has-labels="both" svg:x="1.278cm" svg:y="1.194cm" svg:width="11.972cm" svg:height="6.697cm">
          <chartooo:coordinate-region svg:x="2.64cm" svg:y="1.354cm" svg:width="10.371cm" svg:height="5.969cm"/>
          <chart:axis chart:dimension="x" chart:name="primary-x" chart:style-name="ch5" chartooo:axis-type="auto">
            <chartooo:date-scale/>
            <chart:title svg:x="6.797cm" svg:y="8.07cm" chart:style-name="ch6">
              <text:p>Rows</text:p>
            </chart:title>
            <chart:categories table:cell-range-address="local-table.$A$2:.$A$8"/>
          </chart:axis>
          <chart:axis chart:dimension="y" chart:name="primary-y" chart:style-name="ch7">
            <chart:title svg:x="0.451cm" svg:y="5.314cm" chart:style-name="ch8">
              <text:p>Time (ms)</text:p>
            </chart:title>
            <chart:grid chart:style-name="ch9" chart:class="major"/>
            <chart:grid chart:style-name="ch10" chart:class="minor"/>
          </chart:axis>
          <chart:series chart:style-name="ch11" chart:values-cell-range-address="local-table.$B$2:.$B$8" chart:label-cell-address="local-table.$B$1" chart:class="chart:line">
            <chart:data-point chart:repeated="7"/>
          </chart:series>
          <chart:series chart:style-name="ch12" chart:values-cell-range-address="local-table.$C$2:.$C$8" chart:label-cell-address="local-table.$C$1"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cale</text:p>
              </table:table-cell>
              <table:table-cell office:value-type="string">
                <text:p>Cluster</text:p>
              </table:table-cell>
            </table:table-row>
          </table:table-header-rows>
          <table:table-rows>
            <table:table-row>
              <table:table-cell office:value-type="string">
                <text:p>50</text:p>
              </table:table-cell>
              <table:table-cell office:value-type="float" office:value="3583">
                <text:p>3583</text:p>
              </table:table-cell>
              <table:table-cell office:value-type="float" office:value="44319">
                <text:p>44319</text:p>
              </table:table-cell>
            </table:table-row>
            <table:table-row>
              <table:table-cell office:value-type="string">
                <text:p>50k</text:p>
              </table:table-cell>
              <table:table-cell office:value-type="float" office:value="4572">
                <text:p>4572</text:p>
              </table:table-cell>
              <table:table-cell office:value-type="float" office:value="46638">
                <text:p>46638</text:p>
              </table:table-cell>
            </table:table-row>
            <table:table-row>
              <table:table-cell office:value-type="string">
                <text:p>142k</text:p>
              </table:table-cell>
              <table:table-cell office:value-type="float" office:value="9561">
                <text:p>9561</text:p>
              </table:table-cell>
              <table:table-cell office:value-type="float" office:value="55368">
                <text:p>55368</text:p>
              </table:table-cell>
            </table:table-row>
            <table:table-row>
              <table:table-cell office:value-type="string">
                <text:p>284k</text:p>
              </table:table-cell>
              <table:table-cell office:value-type="float" office:value="20642">
                <text:p>20642</text:p>
              </table:table-cell>
              <table:table-cell office:value-type="float" office:value="79909">
                <text:p>79909</text:p>
              </table:table-cell>
            </table:table-row>
            <table:table-row>
              <table:table-cell office:value-type="string">
                <text:p>568k</text:p>
              </table:table-cell>
              <table:table-cell office:value-type="float" office:value="70643">
                <text:p>70643</text:p>
              </table:table-cell>
              <table:table-cell office:value-type="float" office:value="160114">
                <text:p>160114</text:p>
              </table:table-cell>
            </table:table-row>
            <table:table-row>
              <table:table-cell office:value-type="string">
                <text:p>618k</text:p>
              </table:table-cell>
              <table:table-cell office:value-type="float" office:value="71596">
                <text:p>71596</text:p>
              </table:table-cell>
              <table:table-cell office:value-type="float" office:value="177914">
                <text:p>177914</text:p>
              </table:table-cell>
            </table:table-row>
            <table:table-row>
              <table:table-cell office:value-type="string">
                <text:p>1M</text:p>
              </table:table-cell>
              <table:table-cell office:value-type="float" office:value="141745">
                <text:p>141745</text:p>
              </table:table-cell>
              <table:table-cell office:value-type="float" office:value="300703">
                <text:p>30070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it" number:country="IT"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graphic-properties svg:stroke-color="#dddddd"/>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5.852cm" svg:y="0.314cm" chart:style-name="ch2">
          <text:p>Top 10 Words (Hive)</text:p>
        </chart:title>
        <chart:legend chart:legend-position="end" svg:x="13.569cm" svg:y="4.03cm" style:legend-expansion="high" chart:style-name="ch3"/>
        <chart:plot-area chart:style-name="ch4" chart:data-source-has-labels="both" svg:x="1.278cm" svg:y="1.194cm" svg:width="11.972cm" svg:height="6.697cm">
          <chartooo:coordinate-region svg:x="2.455cm" svg:y="1.354cm" svg:width="10.37cm" svg:height="5.969cm"/>
          <chart:axis chart:dimension="x" chart:name="primary-x" chart:style-name="ch5" chartooo:axis-type="auto">
            <chartooo:date-scale/>
            <chart:title svg:x="6.797cm" svg:y="8.07cm" chart:style-name="ch6">
              <text:p>Rows</text:p>
            </chart:title>
            <chart:categories table:cell-range-address="local-table.$A$2:.$A$8"/>
          </chart:axis>
          <chart:axis chart:dimension="y" chart:name="primary-y" chart:style-name="ch7">
            <chart:title svg:x="0.451cm" svg:y="5.314cm" chart:style-name="ch8">
              <text:p>Time (ms)</text:p>
            </chart:title>
            <chart:grid chart:style-name="ch9" chart:class="major"/>
            <chart:grid chart:style-name="ch10" chart:class="minor"/>
          </chart:axis>
          <chart:series chart:style-name="ch11" chart:values-cell-range-address="local-table.$B$2:.$B$8" chart:label-cell-address="local-table.$B$1" chart:class="chart:line">
            <chart:data-point chart:repeated="7"/>
          </chart:series>
          <chart:series chart:style-name="ch12" chart:values-cell-range-address="local-table.$C$2:.$C$8" chart:label-cell-address="local-table.$C$1"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cale</text:p>
              </table:table-cell>
              <table:table-cell office:value-type="string">
                <text:p>Cluster</text:p>
              </table:table-cell>
            </table:table-row>
          </table:table-header-rows>
          <table:table-rows>
            <table:table-row>
              <table:table-cell office:value-type="string">
                <text:p>50</text:p>
              </table:table-cell>
              <table:table-cell office:value-type="float" office:value="3914">
                <text:p>3914</text:p>
              </table:table-cell>
              <table:table-cell office:value-type="float" office:value="79077">
                <text:p>79077</text:p>
              </table:table-cell>
            </table:table-row>
            <table:table-row>
              <table:table-cell office:value-type="string">
                <text:p>50k</text:p>
              </table:table-cell>
              <table:table-cell office:value-type="float" office:value="6876">
                <text:p>6876</text:p>
              </table:table-cell>
              <table:table-cell office:value-type="float" office:value="72228">
                <text:p>72228</text:p>
              </table:table-cell>
            </table:table-row>
            <table:table-row>
              <table:table-cell office:value-type="string">
                <text:p>142k</text:p>
              </table:table-cell>
              <table:table-cell office:value-type="float" office:value="13175">
                <text:p>13175</text:p>
              </table:table-cell>
              <table:table-cell office:value-type="float" office:value="87418">
                <text:p>87418</text:p>
              </table:table-cell>
            </table:table-row>
            <table:table-row>
              <table:table-cell office:value-type="string">
                <text:p>284k</text:p>
              </table:table-cell>
              <table:table-cell office:value-type="float" office:value="12003">
                <text:p>12003</text:p>
              </table:table-cell>
              <table:table-cell office:value-type="float" office:value="93413">
                <text:p>93413</text:p>
              </table:table-cell>
            </table:table-row>
            <table:table-row>
              <table:table-cell office:value-type="string">
                <text:p>568k</text:p>
              </table:table-cell>
              <table:table-cell office:value-type="float" office:value="44119">
                <text:p>44119</text:p>
              </table:table-cell>
              <table:table-cell office:value-type="float" office:value="111471">
                <text:p>111471</text:p>
              </table:table-cell>
            </table:table-row>
            <table:table-row>
              <table:table-cell office:value-type="string">
                <text:p>618k</text:p>
              </table:table-cell>
              <table:table-cell office:value-type="float" office:value="41983">
                <text:p>41983</text:p>
              </table:table-cell>
              <table:table-cell office:value-type="float" office:value="110940">
                <text:p>110940</text:p>
              </table:table-cell>
            </table:table-row>
            <table:table-row>
              <table:table-cell office:value-type="string">
                <text:p>1M</text:p>
              </table:table-cell>
              <table:table-cell office:value-type="float" office:value="78588">
                <text:p>78588</text:p>
              </table:table-cell>
              <table:table-cell office:value-type="float" office:value="98147">
                <text:p>98147</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it" number:country="IT"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graphic-properties svg:stroke-color="#dddddd"/>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2.719cm" svg:height="6.887cm" xlink:href="." xlink:type="simple" chart:class="chart:line" chart:style-name="ch1">
        <chart:title svg:x="2.029cm" svg:y="0.272cm" chart:style-name="ch2">
          <text:p>Average Score Per Product By Year (Hive)</text:p>
        </chart:title>
        <chart:legend chart:legend-position="end" svg:x="10.29cm" svg:y="2.974cm" style:legend-expansion="high" chart:style-name="ch3"/>
        <chart:plot-area chart:style-name="ch4" chart:data-source-has-labels="both" svg:x="1.213cm" svg:y="1.11cm" svg:width="8.823cm" svg:height="4.711cm">
          <chartooo:coordinate-region svg:x="2.39cm" svg:y="1.27cm" svg:width="7.407cm" svg:height="3.983cm"/>
          <chart:axis chart:dimension="x" chart:name="primary-x" chart:style-name="ch5" chartooo:axis-type="auto">
            <chartooo:date-scale/>
            <chart:title svg:x="5.157cm" svg:y="5.958cm" chart:style-name="ch6">
              <text:p>Rows</text:p>
            </chart:title>
            <chart:categories table:cell-range-address="local-table.$A$2:.$A$8"/>
          </chart:axis>
          <chart:axis chart:dimension="y" chart:name="primary-y" chart:style-name="ch7">
            <chart:title svg:x="0.451cm" svg:y="4.237cm" chart:style-name="ch8">
              <text:p>Time (ms)</text:p>
            </chart:title>
            <chart:grid chart:style-name="ch9" chart:class="major"/>
            <chart:grid chart:style-name="ch10" chart:class="minor"/>
          </chart:axis>
          <chart:series chart:style-name="ch11" chart:values-cell-range-address="local-table.$B$2:.$B$8" chart:label-cell-address="local-table.$B$1" chart:class="chart:line">
            <chart:data-point chart:repeated="7"/>
          </chart:series>
          <chart:series chart:style-name="ch12" chart:values-cell-range-address="local-table.$C$2:.$C$8" chart:label-cell-address="local-table.$C$1"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cale</text:p>
              </table:table-cell>
              <table:table-cell office:value-type="string">
                <text:p>Cluster</text:p>
              </table:table-cell>
            </table:table-row>
          </table:table-header-rows>
          <table:table-rows>
            <table:table-row>
              <table:table-cell office:value-type="string">
                <text:p>50</text:p>
              </table:table-cell>
              <table:table-cell office:value-type="float" office:value="7922">
                <text:p>7922</text:p>
              </table:table-cell>
              <table:table-cell office:value-type="float" office:value="59677">
                <text:p>59677</text:p>
              </table:table-cell>
            </table:table-row>
            <table:table-row>
              <table:table-cell office:value-type="string">
                <text:p>50k</text:p>
              </table:table-cell>
              <table:table-cell office:value-type="float" office:value="7785">
                <text:p>7785</text:p>
              </table:table-cell>
              <table:table-cell office:value-type="float" office:value="60547">
                <text:p>60547</text:p>
              </table:table-cell>
            </table:table-row>
            <table:table-row>
              <table:table-cell office:value-type="string">
                <text:p>142k</text:p>
              </table:table-cell>
              <table:table-cell office:value-type="float" office:value="15984">
                <text:p>15984</text:p>
              </table:table-cell>
              <table:table-cell office:value-type="float" office:value="63102">
                <text:p>63102</text:p>
              </table:table-cell>
            </table:table-row>
            <table:table-row>
              <table:table-cell office:value-type="string">
                <text:p>284k</text:p>
              </table:table-cell>
              <table:table-cell office:value-type="float" office:value="23520">
                <text:p>23520</text:p>
              </table:table-cell>
              <table:table-cell office:value-type="float" office:value="69809">
                <text:p>69809</text:p>
              </table:table-cell>
            </table:table-row>
            <table:table-row>
              <table:table-cell office:value-type="string">
                <text:p>568k</text:p>
              </table:table-cell>
              <table:table-cell office:value-type="float" office:value="41046">
                <text:p>41046</text:p>
              </table:table-cell>
              <table:table-cell office:value-type="float" office:value="78198">
                <text:p>78198</text:p>
              </table:table-cell>
            </table:table-row>
            <table:table-row>
              <table:table-cell office:value-type="string">
                <text:p>618k</text:p>
              </table:table-cell>
              <table:table-cell office:value-type="float" office:value="44220">
                <text:p>44220</text:p>
              </table:table-cell>
              <table:table-cell office:value-type="float" office:value="82422">
                <text:p>82422</text:p>
              </table:table-cell>
            </table:table-row>
            <table:table-row>
              <table:table-cell office:value-type="string">
                <text:p>1M</text:p>
              </table:table-cell>
              <table:table-cell office:value-type="float" office:value="66460">
                <text:p>66460</text:p>
              </table:table-cell>
              <table:table-cell office:value-type="float" office:value="75181">
                <text:p>7518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it" number:country="IT"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graphic-properties svg:stroke-color="#dddddd"/>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3.286cm" svg:y="0.314cm" chart:style-name="ch2">
          <text:p>Products couples with users in common (Hive)</text:p>
        </chart:title>
        <chart:legend chart:legend-position="end" svg:x="13.569cm" svg:y="4.03cm" style:legend-expansion="high" chart:style-name="ch3"/>
        <chart:plot-area chart:style-name="ch4" chart:data-source-has-labels="both" svg:x="1.278cm" svg:y="1.194cm" svg:width="11.972cm" svg:height="6.697cm">
          <chartooo:coordinate-region svg:x="2.64cm" svg:y="1.354cm" svg:width="10.371cm" svg:height="5.969cm"/>
          <chart:axis chart:dimension="x" chart:name="primary-x" chart:style-name="ch5" chartooo:axis-type="auto">
            <chartooo:date-scale/>
            <chart:title svg:x="6.797cm" svg:y="8.07cm" chart:style-name="ch6">
              <text:p>Rows</text:p>
            </chart:title>
            <chart:categories table:cell-range-address="local-table.$A$2:.$A$8"/>
          </chart:axis>
          <chart:axis chart:dimension="y" chart:name="primary-y" chart:style-name="ch7">
            <chart:title svg:x="0.451cm" svg:y="5.314cm" chart:style-name="ch8">
              <text:p>Time (ms)</text:p>
            </chart:title>
            <chart:grid chart:style-name="ch9" chart:class="major"/>
            <chart:grid chart:style-name="ch10" chart:class="minor"/>
          </chart:axis>
          <chart:series chart:style-name="ch11" chart:values-cell-range-address="local-table.$B$2:.$B$8" chart:label-cell-address="local-table.$B$1" chart:class="chart:line">
            <chart:data-point chart:repeated="7"/>
          </chart:series>
          <chart:series chart:style-name="ch12" chart:values-cell-range-address="local-table.$C$2:.$C$8" chart:label-cell-address="local-table.$C$1"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ocale</text:p>
              </table:table-cell>
              <table:table-cell office:value-type="string">
                <text:p>Cluster</text:p>
              </table:table-cell>
            </table:table-row>
          </table:table-header-rows>
          <table:table-rows>
            <table:table-row>
              <table:table-cell office:value-type="string">
                <text:p>50</text:p>
              </table:table-cell>
              <table:table-cell office:value-type="float" office:value="3583">
                <text:p>3583</text:p>
              </table:table-cell>
              <table:table-cell office:value-type="float" office:value="44319">
                <text:p>44319</text:p>
              </table:table-cell>
            </table:table-row>
            <table:table-row>
              <table:table-cell office:value-type="string">
                <text:p>50k</text:p>
              </table:table-cell>
              <table:table-cell office:value-type="float" office:value="4572">
                <text:p>4572</text:p>
              </table:table-cell>
              <table:table-cell office:value-type="float" office:value="46638">
                <text:p>46638</text:p>
              </table:table-cell>
            </table:table-row>
            <table:table-row>
              <table:table-cell office:value-type="string">
                <text:p>142k</text:p>
              </table:table-cell>
              <table:table-cell office:value-type="float" office:value="9561">
                <text:p>9561</text:p>
              </table:table-cell>
              <table:table-cell office:value-type="float" office:value="55368">
                <text:p>55368</text:p>
              </table:table-cell>
            </table:table-row>
            <table:table-row>
              <table:table-cell office:value-type="string">
                <text:p>284k</text:p>
              </table:table-cell>
              <table:table-cell office:value-type="float" office:value="20642">
                <text:p>20642</text:p>
              </table:table-cell>
              <table:table-cell office:value-type="float" office:value="79909">
                <text:p>79909</text:p>
              </table:table-cell>
            </table:table-row>
            <table:table-row>
              <table:table-cell office:value-type="string">
                <text:p>568k</text:p>
              </table:table-cell>
              <table:table-cell office:value-type="float" office:value="70643">
                <text:p>70643</text:p>
              </table:table-cell>
              <table:table-cell office:value-type="float" office:value="160114">
                <text:p>160114</text:p>
              </table:table-cell>
            </table:table-row>
            <table:table-row>
              <table:table-cell office:value-type="string">
                <text:p>618k</text:p>
              </table:table-cell>
              <table:table-cell office:value-type="float" office:value="71596">
                <text:p>71596</text:p>
              </table:table-cell>
              <table:table-cell office:value-type="float" office:value="177914">
                <text:p>177914</text:p>
              </table:table-cell>
            </table:table-row>
            <table:table-row>
              <table:table-cell office:value-type="string">
                <text:p>1M</text:p>
              </table:table-cell>
              <table:table-cell office:value-type="float" office:value="141745">
                <text:p>141745</text:p>
              </table:table-cell>
              <table:table-cell office:value-type="float" office:value="300703">
                <text:p>30070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